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135.34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.34mm"/>
    </style:style>
    <style:style style:name="co6" style:family="table-column">
      <style:table-column-properties fo:break-before="auto" style:column-width="87.82mm"/>
    </style:style>
    <style:style style:name="co7" style:family="table-column">
      <style:table-column-properties fo:break-before="auto" style:column-width="8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4" style:family="table-cell" style:parent-style-name="Default">
      <style:table-cell-properties style:vertical-align="automatic"/>
    </style:style>
    <style:style style:name="ce5" style:family="table-cell" style:parent-style-name="Default">
      <style:table-cell-properties fo:border="0.06pt solid #000000" style:vertical-align="automatic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3">
      <style:table-cell-properties style:text-align-source="fix" style:repeat-content="false" style:vertical-align="automatic"/>
      <style:paragraph-properties fo:text-align="end" fo:margin-left="0mm"/>
      <style:text-properties fo:font-weight="normal" style:font-weight-asian="normal" style:font-weight-complex="normal"/>
    </style:style>
    <style:style style:name="ce8" style:family="table-cell" style:parent-style-name="Default" style:data-style-name="N3">
      <style:table-cell-properties style:text-align-source="fix" style:repeat-content="false" fo:border="0.06pt solid #000000" style:vertical-align="automatic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 fo:border="0.06pt solid #000000" style:vertical-align="automatic"/>
      <style:paragraph-properties fo:text-align="end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>
      <style:table-cell-properties fo:border="none"/>
      <style:text-properties fo:font-size="14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svg:stroke-color="#000000" draw:fill="none" draw:fill-color="#ffffff" fo:min-height="16.2m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al1" table:style-name="ta1">
        <table:shapes>
          <draw:frame draw:z-index="0" draw:style-name="gr1" draw:text-style-name="P2" svg:width="170.64mm" svg:height="16.2mm" svg:x="0.75mm" svg:y="1.33mm">
            <draw:text-box>
              <text:p text:style-name="P1"><text:span text:style-name="T1">DAFTAR CICILAN BARANG </text:span></text:p>
              <text:p text:style-name="P1"><text:span text:style-name="T1">ARISAN LEBARAN PT RAJA PAKET LEBARAN</text:span></text:p>
              <text:p text:style-name="P1"><text:span text:style-name="T1">2018 M/1439H</text:span></text:p>
            </draw:text-box>
          </draw:frame>
        </table:shapes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number-columns-repeated="1021" table:default-cell-style-name="ce4"/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AMA BARANG</text:p>
          </table:table-cell>
          <table:table-cell table:style-name="ce8" office:value-type="string" calcext:value-type="string">
            <text:p>HARGA/PAKET</text:p>
          </table:table-cell>
          <table:table-cell table:style-name="ce10"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aging Sapi = 2 kg</text:p>
          </table:table-cell>
          <table:table-cell table:style-name="ce9" office:value-type="float" office:value="7500" calcext:value-type="float">
            <text:p>7,500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Daging Ayam = 2 kg</text:p>
          </table:table-cell>
          <table:table-cell table:style-name="ce9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ti Sapi = 2 kg</text:p>
          </table:table-cell>
          <table:table-cell table:style-name="ce9" office:value-type="float" office:value="4500" calcext:value-type="float">
            <text:p>4,500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Kaki Sapi = 2 kg(Sudah Di Potong 2)</text:p>
          </table:table-cell>
          <table:table-cell table:style-name="ce9" office:value-type="float" office:value="5500" calcext:value-type="float">
            <text:p>5,500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Daging Tulang Iga Sapi = 2 kg</text:p>
          </table:table-cell>
          <table:table-cell table:style-name="ce9" office:value-type="float" office:value="6000" calcext:value-type="float">
            <text:p>6,00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Kentang = 2 kg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Bawang Putih = 1 kg</text:p>
          </table:table-cell>
          <table:table-cell table:style-name="ce9" office:value-type="float" office:value="1750" calcext:value-type="float">
            <text:p>1,75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Bawang Merah = 1 kg</text:p>
          </table:table-cell>
          <table:table-cell table:style-name="ce9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Bawang Sumenep = 1 kg</text:p>
          </table:table-cell>
          <table:table-cell table:style-name="ce9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Beras Kepala 25 kg= 1 Karung</text:p>
          </table:table-cell>
          <table:table-cell table:style-name="ce9" office:value-type="float" office:value="8000" calcext:value-type="float">
            <text:p>8,000</text:p>
          </table:table-cell>
          <table:table-cell table:number-columns-repeated="102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Ketan Putih = 2 kg</text:p>
          </table:table-cell>
          <table:table-cell table:style-name="ce9" office:value-type="float" office:value="1250" calcext:value-type="float">
            <text:p>1,250</text:p>
          </table:table-cell>
          <table:table-cell table:number-columns-repeated="102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Ketan Hitam = 2 kg</text:p>
          </table:table-cell>
          <table:table-cell table:style-name="ce9" office:value-type="float" office:value="1750" calcext:value-type="float">
            <text:p>1,750</text:p>
          </table:table-cell>
          <table:table-cell table:number-columns-repeated="102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Gula Putih = 2 kg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Gulaku Kemasan 1 kg= 2kg</text:p>
          </table:table-cell>
          <table:table-cell table:style-name="ce9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Gula Tepung = 2 kg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Gula Merah = 2 kg</text:p>
          </table:table-cell>
          <table:table-cell table:style-name="ce9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Terigu Kiloan Biasa = 2kg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Terigu Kiloan Segitiga Biru = 2kg</text:p>
          </table:table-cell>
          <table:table-cell table:style-name="ce9"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Terigu Kemasan Segitiga Biru 1 kg= 2 kg</text:p>
          </table:table-cell>
          <table:table-cell table:style-name="ce9" office:value-type="float" office:value="700" calcext:value-type="float">
            <text:p>700</text:p>
          </table:table-cell>
          <table:table-cell table:number-columns-repeated="102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Tepung Beras Rose Brand 500 g= 2 Bungkus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Suuk Biasa ( Dengan Kulit Ari) = 2 kg</text:p>
          </table:table-cell>
          <table:table-cell table:style-name="ce9" office:value-type="float" office:value="2500" calcext:value-type="float">
            <text:p>2,500</text:p>
          </table:table-cell>
          <table:table-cell table:number-columns-repeated="1021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Suuk Putih ( Tanpa Kulit Ari ) = 2 kg</text:p>
          </table:table-cell>
          <table:table-cell table:style-name="ce9" office:value-type="float" office:value="2800" calcext:value-type="float">
            <text:p>2,800</text:p>
          </table:table-cell>
          <table:table-cell table:number-columns-repeated="1021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Bimoli Spesial 5 Liter = 1 Kompan</text:p>
          </table:table-cell>
          <table:table-cell table:style-name="ce9" office:value-type="float" office:value="2500" calcext:value-type="float">
            <text:p>2,500</text:p>
          </table:table-cell>
          <table:table-cell table:number-columns-repeated="102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Bimoli Spesial 2 Liter = 1 Pouch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Bimoli Spesial 1 Liter = 1 Pouch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Bimoli Clasic 5 Liter = 1 Kompan</text:p>
          </table:table-cell>
          <table:table-cell table:style-name="ce9" office:value-type="float" office:value="2500" calcext:value-type="float">
            <text:p>2,500</text:p>
          </table:table-cell>
          <table:table-cell table:number-columns-repeated="102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Bimoli Clasic 2 Liter = 1 Pouch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Bimoli Clasic 1 Liter = 1 Pouch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Filma 5 Liter = 1 Kompan</text:p>
          </table:table-cell>
          <table:table-cell table:style-name="ce9" office:value-type="float" office:value="2300" calcext:value-type="float">
            <text:p>2,300</text:p>
          </table:table-cell>
          <table:table-cell table:number-columns-repeated="102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Filma 2 Liter = 1 Pouch</text:p>
          </table:table-cell>
          <table:table-cell table:style-name="ce9" office:value-type="float" office:value="950" calcext:value-type="float">
            <text:p>950</text:p>
          </table:table-cell>
          <table:table-cell table:number-columns-repeated="1021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Filma 1 Liter = 1 Pouch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Kunci Mas 5 Liter = 1 Kompan</text:p>
          </table:table-cell>
          <table:table-cell table:style-name="ce9" office:value-type="float" office:value="2100" calcext:value-type="float">
            <text:p>2,100</text:p>
          </table:table-cell>
          <table:table-cell table:number-columns-repeated="1021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Kunci Mas 2 Liter = 1 Pouch</text:p>
          </table:table-cell>
          <table:table-cell table:style-name="ce9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Kunci Mas 1 Liter = 1 Pouch</text:p>
          </table:table-cell>
          <table:table-cell table:style-name="ce9"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Tropical 5 Liter = 1 Pouch</text:p>
          </table:table-cell>
          <table:table-cell table:style-name="ce9" office:value-type="float" office:value="2300" calcext:value-type="float">
            <text:p>2,300</text:p>
          </table:table-cell>
          <table:table-cell table:number-columns-repeated="1021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Tropical 2 Liter = 1 Pouch</text:p>
          </table:table-cell>
          <table:table-cell table:style-name="ce9" office:value-type="float" office:value="850" calcext:value-type="float">
            <text:p>850</text:p>
          </table:table-cell>
          <table:table-cell table:number-columns-repeated="1021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Tropical 1 Liter = 1 Pouch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Blue <text:s text:c="2"/>Band Sak = 6 Sachet</text:p>
          </table:table-cell>
          <table:table-cell table:style-name="ce9" office:value-type="float" office:value="1250" calcext:value-type="float">
            <text:p>1,250</text:p>
          </table:table-cell>
          <table:table-cell table:number-columns-repeated="102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Blue Band 250 g= 1 Cup</text:p>
          </table:table-cell>
          <table:table-cell table:style-name="ce9" office:value-type="float" office:value="450" calcext:value-type="float">
            <text:p>450</text:p>
          </table:table-cell>
          <table:table-cell table:number-columns-repeated="102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Blue Band 1 kg= 1 Kaleng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Mentega Kiloan = 1 kg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Simas Palmia Sak = 6 Sachet</text:p>
          </table:table-cell>
          <table:table-cell table:style-name="ce9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Filma Margarine Sak = 6 Sachet</text:p>
          </table:table-cell>
          <table:table-cell table:style-name="ce9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Keju Batang Prochiz 180 g= 1 Batang</text:p>
          </table:table-cell>
          <table:table-cell table:style-name="ce9"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Keju Prochiz Slice 10= 1 Buah</text:p>
          </table:table-cell>
          <table:table-cell table:style-name="ce9"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Kraft Batang 175 g= 1 Batang</text:p>
          </table:table-cell>
          <table:table-cell table:style-name="ce9"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Kraft Slice 10 = 1 Buah</text:p>
          </table:table-cell>
          <table:table-cell table:style-name="ce9"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Keju Edam = 1 kg</text:p>
          </table:table-cell>
          <table:table-cell table:style-name="ce9" office:value-type="float" office:value="6000" calcext:value-type="float">
            <text:p>6,000</text:p>
          </table:table-cell>
          <table:table-cell table:number-columns-repeated="1021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5" office:value-type="string" calcext:value-type="string">
            <text:p>Telor Ayam Negeri = 2 kg</text:p>
          </table:table-cell>
          <table:table-cell table:style-name="ce9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Ajinomoto 100 Gram =- 2 Sak</text:p>
          </table:table-cell>
          <table:table-cell table:style-name="ce9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5" office:value-type="string" calcext:value-type="string">
            <text:p>Masako Ayam Sapi Kecil = 10 Sak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5" office:value-type="string" calcext:value-type="string">
            <text:p>Sajiku Tepung Serbaguna 80 g= 2 Bag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5" office:value-type="string" calcext:value-type="string">
            <text:p>Sajiku Bumbu Ayam Goreng = 2 Sak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5" office:value-type="string" calcext:value-type="string">
            <text:p>Sajiku Bumbu Nasi Goreng = 2 Sak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5" office:value-type="string" calcext:value-type="string">
            <text:p>Indofood Set Pet 275 Ml ( Sambel Asli + Sambel Extra Pds+ Kecap Manis )=3 Btl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5" office:value-type="string" calcext:value-type="string">
            <text:p>Meses Bella 225 Gram = 1 Bag</text:p>
          </table:table-cell>
          <table:table-cell table:style-name="ce9" office:value-type="float" office:value="450" calcext:value-type="float">
            <text:p>450</text:p>
          </table:table-cell>
          <table:table-cell table:number-columns-repeated="1021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5" office:value-type="string" calcext:value-type="string">
            <text:p>Agar Swallow Globe Cmpur = 12 Pcs</text:p>
          </table:table-cell>
          <table:table-cell table:style-name="ce9" office:value-type="float" office:value="1400" calcext:value-type="float">
            <text:p>1,4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AMA BARANG</text:p>
          </table:table-cell>
          <table:table-cell table:style-name="ce8" office:value-type="string" calcext:value-type="string">
            <text:p>HARGA/PAKET</text:p>
          </table:table-cell>
          <table:table-cell table:style-name="ce10" table:number-columns-repeated="102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5" office:value-type="string" calcext:value-type="string">
            <text:p>Coklat Bubuk Van Houten 90 Gram = 1 Box</text:p>
          </table:table-cell>
          <table:table-cell table:style-name="ce9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5" office:value-type="string" calcext:value-type="string">
            <text:p>The Celup Sariwangi Blue Box 25 = 6 Box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Nutrisari American Sweet Sak = 20 Sak</text:p>
          </table:table-cell>
          <table:table-cell table:style-name="ce9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5" office:value-type="string" calcext:value-type="string">
            <text:p>Nutrisari Jeruk Manis 500 Gram = 1 Box</text:p>
          </table:table-cell>
          <table:table-cell table:style-name="ce9" office:value-type="float" office:value="1250" calcext:value-type="float">
            <text:p>1,250</text:p>
          </table:table-cell>
          <table:table-cell table:number-columns-repeated="1021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5" office:value-type="string" calcext:value-type="string">
            <text:p>Nutrisari Jeruk Manis 750 Gram = 1 Box</text:p>
          </table:table-cell>
          <table:table-cell table:style-name="ce9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5" office:value-type="string" calcext:value-type="string">
            <text:p>Kapal Api Special 185 Gram = 2 Sak</text:p>
          </table:table-cell>
          <table:table-cell table:style-name="ce9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5" office:value-type="string" calcext:value-type="string">
            <text:p>Kapal Api Spesial Mix ( Kopi + Gula ) = 20 Sak</text:p>
          </table:table-cell>
          <table:table-cell table:style-name="ce9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5" office:value-type="string" calcext:value-type="string">
            <text:p>Kapal Api Susu (kopi + Susu) <text:s/>= 20 Sak </text:p>
          </table:table-cell>
          <table:table-cell table:style-name="ce9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5" office:value-type="string" calcext:value-type="string">
            <text:p>Luwak Coffe White = 20 Sak </text:p>
          </table:table-cell>
          <table:table-cell table:style-name="ce9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5" office:value-type="string" calcext:value-type="string">
            <text:p>ABC Mix (Gula+kopi )</text:p>
          </table:table-cell>
          <table:table-cell table:style-name="ce9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5" office:value-type="string" calcext:value-type="string">
            <text:p>ABC Kopi+ Susu = 20 Sak</text:p>
          </table:table-cell>
          <table:table-cell table:style-name="ce9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5" office:value-type="string" calcext:value-type="string">
            <text:p>Good Day Capucino = 20 Sak</text:p>
          </table:table-cell>
          <table:table-cell table:style-name="ce9" office:value-type="float" office:value="1200" calcext:value-type="float">
            <text:p>1,200</text:p>
          </table:table-cell>
          <table:table-cell table:number-columns-repeated="1021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5" office:value-type="string" calcext:value-type="string">
            <text:p>Good Day Carrabian Nut = 20 Sak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5" office:value-type="string" calcext:value-type="string">
            <text:p>Good Day Chococino = 20 Sak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5" office:value-type="string" calcext:value-type="string">
            <text:p>Good Day Mocacino = 20 Sak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5" office:value-type="string" calcext:value-type="string">
            <text:p>Luwak Kopi + Gula = 20 Sak</text:p>
          </table:table-cell>
          <table:table-cell table:style-name="ce9"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5" office:value-type="string" calcext:value-type="string">
            <text:p>Indocafe Cofemix 30 Sak = 1 Bag</text:p>
          </table:table-cell>
          <table:table-cell table:style-name="ce9" office:value-type="float" office:value="1250" calcext:value-type="float">
            <text:p>1,250</text:p>
          </table:table-cell>
          <table:table-cell table:number-columns-repeated="1021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5" office:value-type="string" calcext:value-type="string">
            <text:p>Indocafe Cofemix 100 Sak = 1 Bag</text:p>
          </table:table-cell>
          <table:table-cell table:style-name="ce9" office:value-type="float" office:value="3500" calcext:value-type="float">
            <text:p>3,500</text:p>
          </table:table-cell>
          <table:table-cell table:number-columns-repeated="1021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5" office:value-type="string" calcext:value-type="string">
            <text:p>Abon Sapi Cap Mawar = 1 kg</text:p>
          </table:table-cell>
          <table:table-cell table:style-name="ce9" office:value-type="float" office:value="1750" calcext:value-type="float">
            <text:p>1,750</text:p>
          </table:table-cell>
          <table:table-cell table:number-columns-repeated="1021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5" office:value-type="string" calcext:value-type="string">
            <text:p>Abon Sapi Cap Exho = 1 kg</text:p>
          </table:table-cell>
          <table:table-cell table:style-name="ce9" office:value-type="float" office:value="2000" calcext:value-type="float">
            <text:p>2,000</text:p>
          </table:table-cell>
          <table:table-cell table:number-columns-repeated="102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5" office:value-type="string" calcext:value-type="string">
            <text:p>Abon Sapi Cap Tiga Putri = 1 kg</text:p>
          </table:table-cell>
          <table:table-cell table:style-name="ce9" office:value-type="float" office:value="3500" calcext:value-type="float">
            <text:p>3,500</text:p>
          </table:table-cell>
          <table:table-cell table:number-columns-repeated="1021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5" office:value-type="string" calcext:value-type="string">
            <text:p>Abon Sapi Cap Arwana = 1 kg</text:p>
          </table:table-cell>
          <table:table-cell table:style-name="ce9" office:value-type="float" office:value="4000" calcext:value-type="float">
            <text:p>4,000</text:p>
          </table:table-cell>
          <table:table-cell table:number-columns-repeated="102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string" calcext:value-type="string">
            <text:p>Abon Sapi Cap Mahkota =- 1 kg</text:p>
          </table:table-cell>
          <table:table-cell table:style-name="ce9" office:value-type="float" office:value="6000" calcext:value-type="float">
            <text:p>6,000</text:p>
          </table:table-cell>
          <table:table-cell table:number-columns-repeated="1021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5" office:value-type="string" calcext:value-type="string">
            <text:p>Abon Sapi Pedas Cap Bellan Biru = 1 kg</text:p>
          </table:table-cell>
          <table:table-cell table:style-name="ce9" office:value-type="float" office:value="4000" calcext:value-type="float">
            <text:p>4,000</text:p>
          </table:table-cell>
          <table:table-cell table:number-columns-repeated="1021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5" office:value-type="string" calcext:value-type="string">
            <text:p>Dancow Instan Box 8-- Gram = 1 Box</text:p>
          </table:table-cell>
          <table:table-cell table:style-name="ce9" office:value-type="float" office:value="2500" calcext:value-type="float">
            <text:p>2,500</text:p>
          </table:table-cell>
          <table:table-cell table:number-columns-repeated="1021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5" office:value-type="string" calcext:value-type="string">
            <text:p>Gdancow Coklat Box 8-- Gram = 1 Box</text:p>
          </table:table-cell>
          <table:table-cell table:style-name="ce9" office:value-type="float" office:value="2300" calcext:value-type="float">
            <text:p>2,300</text:p>
          </table:table-cell>
          <table:table-cell table:number-columns-repeated="1021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5" office:value-type="string" calcext:value-type="string">
            <text:p>Bendera Kental Coklat/Puti = 6 Kaleng</text:p>
          </table:table-cell>
          <table:table-cell table:style-name="ce9" office:value-type="float" office:value="2500" calcext:value-type="float">
            <text:p>2,500</text:p>
          </table:table-cell>
          <table:table-cell table:number-columns-repeated="102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5" office:value-type="string" calcext:value-type="string">
            <text:p>Indomilk Kental Coklat / Putih <text:s/>6 Kaleng</text:p>
          </table:table-cell>
          <table:table-cell table:style-name="ce9" office:value-type="float" office:value="2000" calcext:value-type="float">
            <text:p>2,000</text:p>
          </table:table-cell>
          <table:table-cell table:number-columns-repeated="1021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5" office:value-type="string" calcext:value-type="string">
            <text:p>Susu Kental Ultra Cap Sapi Coklat/Putih = 6 Kaleng</text:p>
          </table:table-cell>
          <table:table-cell table:style-name="ce9" office:value-type="float" office:value="1800" calcext:value-type="float">
            <text:p>1,800</text:p>
          </table:table-cell>
          <table:table-cell table:number-columns-repeated="1021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5" office:value-type="string" calcext:value-type="string">
            <text:p>Susu Kremer Putih = 6 Kaleng</text:p>
          </table:table-cell>
          <table:table-cell table:style-name="ce9" office:value-type="float" office:value="1750" calcext:value-type="float">
            <text:p>1,750</text:p>
          </table:table-cell>
          <table:table-cell table:number-columns-repeated="1021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5" office:value-type="string" calcext:value-type="string">
            <text:p>Krupuk Kulit Mentah = ½ kg</text:p>
          </table:table-cell>
          <table:table-cell table:style-name="ce9" office:value-type="float" office:value="2500" calcext:value-type="float">
            <text:p>2,500</text:p>
          </table:table-cell>
          <table:table-cell table:number-columns-repeated="1021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5" office:value-type="string" calcext:value-type="string">
            <text:p>Kurupuk Udang Super = 1 kg</text:p>
          </table:table-cell>
          <table:table-cell table:style-name="ce9" office:value-type="float" office:value="1250" calcext:value-type="float">
            <text:p>1,250</text:p>
          </table:table-cell>
          <table:table-cell table:number-columns-repeated="102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5" office:value-type="string" calcext:value-type="string">
            <text:p>Kurupuk Tenggiri = 1 kg</text:p>
          </table:table-cell>
          <table:table-cell table:style-name="ce9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5" office:value-type="string" calcext:value-type="string">
            <text:p>Krupuk Bawang = 1 kg</text:p>
          </table:table-cell>
          <table:table-cell table:style-name="ce9"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5" office:value-type="string" calcext:value-type="string">
            <text:p>Mping Kering = 1 kg</text:p>
          </table:table-cell>
          <table:table-cell table:style-name="ce9" office:value-type="float" office:value="1800" calcext:value-type="float">
            <text:p>1,800</text:p>
          </table:table-cell>
          <table:table-cell table:number-columns-repeated="1021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5" office:value-type="string" calcext:value-type="string">
            <text:p>Mping Manis = 1 kg</text:p>
          </table:table-cell>
          <table:table-cell table:style-name="ce9" office:value-type="float" office:value="1600" calcext:value-type="float">
            <text:p>1,600</text:p>
          </table:table-cell>
          <table:table-cell table:number-columns-repeated="1021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5" office:value-type="string" calcext:value-type="string">
            <text:p>Mping Pedas = 1 kg</text:p>
          </table:table-cell>
          <table:table-cell table:style-name="ce9" office:value-type="float" office:value="1600" calcext:value-type="float">
            <text:p>1,600</text:p>
          </table:table-cell>
          <table:table-cell table:number-columns-repeated="1021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5" office:value-type="string" calcext:value-type="string">
            <text:p>Mping Gurih = 1 kg</text:p>
          </table:table-cell>
          <table:table-cell table:style-name="ce9" office:value-type="float" office:value="1800" calcext:value-type="float">
            <text:p>1,800</text:p>
          </table:table-cell>
          <table:table-cell table:number-columns-repeated="1021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5" office:value-type="string" calcext:value-type="string">
            <text:p>Kacang Mete Mentah = 1 kg</text:p>
          </table:table-cell>
          <table:table-cell table:style-name="ce9" office:value-type="float" office:value="4750" calcext:value-type="float">
            <text:p>4,750</text:p>
          </table:table-cell>
          <table:table-cell table:number-columns-repeated="1021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5" office:value-type="string" calcext:value-type="string">
            <text:p>Kacang Mete Matang = 1 kg</text:p>
          </table:table-cell>
          <table:table-cell table:style-name="ce9" office:value-type="float" office:value="5000" calcext:value-type="float">
            <text:p>5,000</text:p>
          </table:table-cell>
          <table:table-cell table:number-columns-repeated="1021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5" office:value-type="string" calcext:value-type="string">
            <text:p>Kacang Bogor = 1 kg</text:p>
          </table:table-cell>
          <table:table-cell table:style-name="ce9" office:value-type="float" office:value="2850" calcext:value-type="float">
            <text:p>2,850</text:p>
          </table:table-cell>
          <table:table-cell table:number-columns-repeated="1021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5" office:value-type="string" calcext:value-type="string">
            <text:p>Kacang Bangkok (suuk Goreng Berbumbu ) = 1 kg</text:p>
          </table:table-cell>
          <table:table-cell table:style-name="ce9" office:value-type="float" office:value="2250" calcext:value-type="float">
            <text:p>2,250</text:p>
          </table:table-cell>
          <table:table-cell table:number-columns-repeated="102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 office:value-type="string" calcext:value-type="string">
            <text:p>Kacang Telor = 1 kg</text:p>
          </table:table-cell>
          <table:table-cell table:style-name="ce9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5" office:value-type="string" calcext:value-type="string">
            <text:p>Kacang Bandung = Q kg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5" office:value-type="string" calcext:value-type="string">
            <text:p>Kacang Sukro Putih = 1 kg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5" office:value-type="string" calcext:value-type="string">
            <text:p>Kacang Koro Polos = 1 kg</text:p>
          </table:table-cell>
          <table:table-cell table:style-name="ce9" office:value-type="float" office:value="950" calcext:value-type="float">
            <text:p>950</text:p>
          </table:table-cell>
          <table:table-cell table:number-columns-repeated="1021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5" office:value-type="string" calcext:value-type="string">
            <text:p>Kacang Loro Pedas = 1 kg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5" office:value-type="string" calcext:value-type="string">
            <text:p>Kacang Polong Polos = 1 kg</text:p>
          </table:table-cell>
          <table:table-cell table:style-name="ce9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5" office:value-type="string" calcext:value-type="string">
            <text:p>Kacang Polong Tepung -= 1 kg</text:p>
          </table:table-cell>
          <table:table-cell table:style-name="ce9" office:value-type="float" office:value="950" calcext:value-type="float">
            <text:p>950</text:p>
          </table:table-cell>
          <table:table-cell table:number-columns-repeated="1021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5" office:value-type="string" calcext:value-type="string">
            <text:p>Kacang Kulit Garuda 850 Gram = 1 Bag</text:p>
          </table:table-cell>
          <table:table-cell table:style-name="ce9" office:value-type="float" office:value="1600" calcext:value-type="float">
            <text:p>1,600</text:p>
          </table:table-cell>
          <table:table-cell table:number-columns-repeated="1021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5" office:value-type="string" calcext:value-type="string">
            <text:p>Kue Pang-Pang Bantal = 1 kg</text:p>
          </table:table-cell>
          <table:table-cell table:style-name="ce9" office:value-type="float" office:value="900" calcext:value-type="float">
            <text:p>900</text:p>
          </table:table-cell>
          <table:table-cell table:number-columns-repeated="1021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5" office:value-type="string" calcext:value-type="string">
            <text:p>Pastel Matang = 1 kg</text:p>
          </table:table-cell>
          <table:table-cell table:style-name="ce9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5" office:value-type="string" calcext:value-type="string">
            <text:p>Sumpia Matang = 1 kg</text:p>
          </table:table-cell>
          <table:table-cell table:style-name="ce9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5" office:value-type="string" calcext:value-type="string">
            <text:p>Kue Tambang = 1 kg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5" office:value-type="string" calcext:value-type="string">
            <text:p>Kue Nastar Love = 1 kg</text:p>
          </table:table-cell>
          <table:table-cell table:style-name="ce9" office:value-type="float" office:value="1850" calcext:value-type="float">
            <text:p>1,850</text:p>
          </table:table-cell>
          <table:table-cell table:number-columns-repeated="1021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5" office:value-type="string" calcext:value-type="string">
            <text:p>Kue Browness Mini = <text:s/>1 kg</text:p>
          </table:table-cell>
          <table:table-cell table:style-name="ce9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5" office:value-type="string" calcext:value-type="string">
            <text:p>Kue Soes Kering Mini = 1 kg</text:p>
          </table:table-cell>
          <table:table-cell table:style-name="ce9" office:value-type="float" office:value="1750" calcext:value-type="float">
            <text:p>1,750</text:p>
          </table:table-cell>
          <table:table-cell table:number-columns-repeated="1021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5" office:value-type="string" calcext:value-type="string">
            <text:p>Kue Molen Siput Pisang = 1 kg</text:p>
          </table:table-cell>
          <table:table-cell table:style-name="ce9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5" office:value-type="string" calcext:value-type="string">
            <text:p>Kue Molen Siput Kacang = 1 kg</text:p>
          </table:table-cell>
          <table:table-cell table:style-name="ce9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5" office:value-type="string" calcext:value-type="string">
            <text:p>Kue Kuping Gajah = 1 kg</text:p>
          </table:table-cell>
          <table:table-cell table:style-name="ce9" office:value-type="float" office:value="950" calcext:value-type="float">
            <text:p>95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AMA BARANG</text:p>
          </table:table-cell>
          <table:table-cell table:style-name="ce8" office:value-type="string" calcext:value-type="string">
            <text:p>HARGA/PAKET</text:p>
          </table:table-cell>
          <table:table-cell table:number-columns-repeated="1021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5" office:value-type="string" calcext:value-type="string">
            <text:p>Kue Gabus Keju = 1 kg</text:p>
          </table:table-cell>
          <table:table-cell table:style-name="ce9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5" office:value-type="string" calcext:value-type="string">
            <text:p>Kue Gabus Manis = 1 kg</text:p>
          </table:table-cell>
          <table:table-cell table:style-name="ce9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5" office:value-type="string" calcext:value-type="string">
            <text:p>Kripik Pisang Manis = 1 kg</text:p>
          </table:table-cell>
          <table:table-cell table:style-name="ce9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5" office:value-type="string" calcext:value-type="string">
            <text:p>Kripik Pisang Asin = 1 kg</text:p>
          </table:table-cell>
          <table:table-cell table:style-name="ce9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5" office:value-type="string" calcext:value-type="string">
            <text:p>Makaroni Rujak/Pedas = 1 kg</text:p>
          </table:table-cell>
          <table:table-cell table:style-name="ce9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5" office:value-type="string" calcext:value-type="string">
            <text:p>Stick Balado = 1 kg</text:p>
          </table:table-cell>
          <table:table-cell table:style-name="ce9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5" office:value-type="string" calcext:value-type="string">
            <text:p>Cistik Bawang = 1 kg</text:p>
          </table:table-cell>
          <table:table-cell table:style-name="ce9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5" office:value-type="string" calcext:value-type="string">
            <text:p>Cistik Jepit = 1 kg</text:p>
          </table:table-cell>
          <table:table-cell table:style-name="ce9" office:value-type="float" office:value="950" calcext:value-type="float">
            <text:p>950</text:p>
          </table:table-cell>
          <table:table-cell table:number-columns-repeated="1021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5" office:value-type="string" calcext:value-type="string">
            <text:p>Bala-Bala Koin = 1 kg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5" office:value-type="string" calcext:value-type="string">
            <text:p>Kornetku 34- Gram / Besar = 2 Kaleng</text:p>
          </table:table-cell>
          <table:table-cell table:style-name="ce9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5" office:value-type="string" calcext:value-type="string">
            <text:p>Pronas Kornet Beef 340 Gram / Besar = 2 Kaleng</text:p>
          </table:table-cell>
          <table:table-cell table:style-name="ce9" office:value-type="float" office:value="1800" calcext:value-type="float">
            <text:p>1,800</text:p>
          </table:table-cell>
          <table:table-cell table:number-columns-repeated="1021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5" office:value-type="string" calcext:value-type="string">
            <text:p>Pronas Kornet Chicken 340 Gram / Besar = 2 Kaleng</text:p>
          </table:table-cell>
          <table:table-cell table:style-name="ce9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5" office:value-type="string" calcext:value-type="string">
            <text:p>Pronas Sarden 425 Gram / Besar = 2 Kaleng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5" office:value-type="string" calcext:value-type="string">
            <text:p>ABC Sarden Besar 425 Gram/Besar = 2 Kaleng</text:p>
          </table:table-cell>
          <table:table-cell table:style-name="ce9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5" office:value-type="string" calcext:value-type="string">
            <text:p>ABC Mackarej 425 Gram / Besar = 2 Kaleng</text:p>
          </table:table-cell>
          <table:table-cell table:style-name="ce9" office:value-type="float" office:value="1600" calcext:value-type="float">
            <text:p>1,600</text:p>
          </table:table-cell>
          <table:table-cell table:number-columns-repeated="1021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5" office:value-type="string" calcext:value-type="string">
            <text:p>Botan Mackarel Besar 425 Gram / Besar = 2 Kaleng</text:p>
          </table:table-cell>
          <table:table-cell table:style-name="ce9" office:value-type="float" office:value="1700" calcext:value-type="float">
            <text:p>1,700</text:p>
          </table:table-cell>
          <table:table-cell table:number-columns-repeated="1021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5" office:value-type="string" calcext:value-type="string">
            <text:p>Popmie Mini Ayam Bawang , Isi 24 = 1 Dus</text:p>
          </table:table-cell>
          <table:table-cell table:style-name="ce9" office:value-type="float" office:value="2300" calcext:value-type="float">
            <text:p>2,300</text:p>
          </table:table-cell>
          <table:table-cell table:number-columns-repeated="1021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5" office:value-type="string" calcext:value-type="string">
            <text:p>Popmie Mini Baso Sapi Isi 24 = 1 Dus</text:p>
          </table:table-cell>
          <table:table-cell table:style-name="ce9" office:value-type="float" office:value="2300" calcext:value-type="float">
            <text:p>2,300</text:p>
          </table:table-cell>
          <table:table-cell table:number-columns-repeated="1021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5" office:value-type="string" calcext:value-type="string">
            <text:p>Popmie Mini Soto Mie Isi 24 = 1 Dus</text:p>
          </table:table-cell>
          <table:table-cell table:style-name="ce9" office:value-type="float" office:value="2300" calcext:value-type="float">
            <text:p>2,300</text:p>
          </table:table-cell>
          <table:table-cell table:number-columns-repeated="1021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5" office:value-type="string" calcext:value-type="string">
            <text:p>Popmie Jumbo Ayam Bawang Isi 24 = 1 Dus</text:p>
          </table:table-cell>
          <table:table-cell table:style-name="ce9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5" office:value-type="string" calcext:value-type="string">
            <text:p>Popmie Jumbo Baso Sapi Isi 24 = 1 Dus</text:p>
          </table:table-cell>
          <table:table-cell table:style-name="ce9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5" office:value-type="string" calcext:value-type="string">
            <text:p>Popmie Goreng Jumbo Isi 12 = 1 Dus</text:p>
          </table:table-cell>
          <table:table-cell table:style-name="ce9" office:value-type="float" office:value="1750" calcext:value-type="float">
            <text:p>1,750</text:p>
          </table:table-cell>
          <table:table-cell table:number-columns-repeated="1021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5" office:value-type="string" calcext:value-type="string">
            <text:p>Indomie Kuah Campur Isi 40 ( Spesial Bawang – Kari- Soto)</text:p>
          </table:table-cell>
          <table:table-cell table:style-name="ce9" office:value-type="float" office:value="2700" calcext:value-type="float">
            <text:p>2,700</text:p>
          </table:table-cell>
          <table:table-cell table:number-columns-repeated="1021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5" office:value-type="string" calcext:value-type="string">
            <text:p>Indomie Goreng Cpr. (gSpesial-Rendang-Rica2-Cabe Ijo)</text:p>
          </table:table-cell>
          <table:table-cell table:style-name="ce9" office:value-type="float" office:value="2750" calcext:value-type="float">
            <text:p>2,750</text:p>
          </table:table-cell>
          <table:table-cell table:number-columns-repeated="1021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5" office:value-type="string" calcext:value-type="string">
            <text:p>Indomie Goreng Spesial Isi 40 = 1 Dus</text:p>
          </table:table-cell>
          <table:table-cell table:style-name="ce9" office:value-type="float" office:value="2750" calcext:value-type="float">
            <text:p>2,750</text:p>
          </table:table-cell>
          <table:table-cell table:number-columns-repeated="1021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5" office:value-type="string" calcext:value-type="string">
            <text:p>Indomie Ayam Bawang Isi 40 = 1 Dus</text:p>
          </table:table-cell>
          <table:table-cell table:style-name="ce9" office:value-type="float" office:value="2600" calcext:value-type="float">
            <text:p>2,600</text:p>
          </table:table-cell>
          <table:table-cell table:number-columns-repeated="1021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5" office:value-type="string" calcext:value-type="string">
            <text:p>Indomie Soto Spesial Isi 40 = 1 Dus</text:p>
          </table:table-cell>
          <table:table-cell table:style-name="ce9" office:value-type="float" office:value="2600" calcext:value-type="float">
            <text:p>2,600</text:p>
          </table:table-cell>
          <table:table-cell table:number-columns-repeated="1021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5" office:value-type="string" calcext:value-type="string">
            <text:p>Indoie Ayam Spesial Isi 40 = 1 Dus</text:p>
          </table:table-cell>
          <table:table-cell table:style-name="ce9" office:value-type="float" office:value="2700" calcext:value-type="float">
            <text:p>2,700</text:p>
          </table:table-cell>
          <table:table-cell table:number-columns-repeated="1021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5" office:value-type="string" calcext:value-type="string">
            <text:p>Indomie Empal Gentong Isi 40 = 1 Dus</text:p>
          </table:table-cell>
          <table:table-cell table:style-name="ce9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5" office:value-type="string" calcext:value-type="string">
            <text:p>Indomie Kocok Bandung Isi 40 = 1 Dus</text:p>
          </table:table-cell>
          <table:table-cell table:style-name="ce9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5" office:value-type="string" calcext:value-type="string">
            <text:p>Indomie Real Meat Campur Isi 12 = 1 Dus</text:p>
          </table:table-cell>
          <table:table-cell table:style-name="ce9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5" office:value-type="string" calcext:value-type="string">
            <text:p>Indomie Kriting Campur Isi 40 = 1 Dus</text:p>
          </table:table-cell>
          <table:table-cell table:style-name="ce9" office:value-type="float" office:value="4500" calcext:value-type="float">
            <text:p>4,500</text:p>
          </table:table-cell>
          <table:table-cell table:number-columns-repeated="1021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5" office:value-type="string" calcext:value-type="string">
            <text:p>Supermie Ayam Bawang Isi 40 = 1 Dus</text:p>
          </table:table-cell>
          <table:table-cell table:style-name="ce9" office:value-type="float" office:value="2400" calcext:value-type="float">
            <text:p>2,400</text:p>
          </table:table-cell>
          <table:table-cell table:number-columns-repeated="1021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5" office:value-type="string" calcext:value-type="string">
            <text:p>Sarimi Ayam Bawang Isi 40 = 1 Dus</text:p>
          </table:table-cell>
          <table:table-cell table:style-name="ce9" office:value-type="float" office:value="2400" calcext:value-type="float">
            <text:p>2,400</text:p>
          </table:table-cell>
          <table:table-cell table:number-columns-repeated="1021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5" office:value-type="string" calcext:value-type="string">
            <text:p>Sirop ABC Orange = 3 Botol</text:p>
          </table:table-cell>
          <table:table-cell table:style-name="ce9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5" office:value-type="string" calcext:value-type="string">
            <text:p>Sirop ABC Spesial Grade = 3 Botol / 3 Rasa</text:p>
          </table:table-cell>
          <table:table-cell table:style-name="ce9" office:value-type="float" office:value="1800" calcext:value-type="float">
            <text:p>1,800</text:p>
          </table:table-cell>
          <table:table-cell table:number-columns-repeated="1021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5" office:value-type="string" calcext:value-type="string">
            <text:p>Sirop Marjan Orange = 3 Botol</text:p>
          </table:table-cell>
          <table:table-cell table:style-name="ce9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5" office:value-type="string" calcext:value-type="string">
            <text:p>Sirop Marjan Spesial = 3 Botol/3 Rasa</text:p>
          </table:table-cell>
          <table:table-cell table:style-name="ce9" office:value-type="float" office:value="2250" calcext:value-type="float">
            <text:p>2,250</text:p>
          </table:table-cell>
          <table:table-cell table:number-columns-repeated="1021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5" office:value-type="string" calcext:value-type="string">
            <text:p>Sirop Tropicana Orang (bebas Glukosa / Tanpa Gula Pasir ) = 3 Botol</text:p>
          </table:table-cell>
          <table:table-cell table:style-name="ce9" office:value-type="float" office:value="2500" calcext:value-type="float">
            <text:p>2,500</text:p>
          </table:table-cell>
          <table:table-cell table:number-columns-repeated="1021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5" office:value-type="string" calcext:value-type="string">
            <text:p>Hatari Assorted Biscuit Besar = 1 Kaleng Segi</text:p>
          </table:table-cell>
          <table:table-cell table:style-name="ce9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5" office:value-type="string" calcext:value-type="string">
            <text:p>Hatari Assorted Biscuit Kecil = 1 Kaleng Bulat</text:p>
          </table:table-cell>
          <table:table-cell table:style-name="ce9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5" office:value-type="string" calcext:value-type="string">
            <text:p>Hatari Peanut Assorted 400 Gram = 1 Kaleng Segi</text:p>
          </table:table-cell>
          <table:table-cell table:style-name="ce9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office:value-type="string" calcext:value-type="string">
            <text:p>Hatari Chocolate Assorted 400 Gr= 1 Kaleng Segi</text:p>
          </table:table-cell>
          <table:table-cell table:style-name="ce9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5" office:value-type="string" calcext:value-type="string">
            <text:p>Hatari Lemon Assorted 400 g= 1 Kaleng Segi</text:p>
          </table:table-cell>
          <table:table-cell table:style-name="ce9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5" office:value-type="string" calcext:value-type="string">
            <text:p>Hatari Assroted Malkist Crakers 300 G= 1 Kaleng Segi</text:p>
          </table:table-cell>
          <table:table-cell table:style-name="ce9" office:value-type="float" office:value="700" calcext:value-type="float">
            <text:p>700</text:p>
          </table:table-cell>
          <table:table-cell table:number-columns-repeated="1021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5" office:value-type="string" calcext:value-type="string">
            <text:p>Ole-Ole Assorted Biscuit Besar = 1 Kaleng Segi</text:p>
          </table:table-cell>
          <table:table-cell table:style-name="ce9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5" office:value-type="string" calcext:value-type="string">
            <text:p>Ole-Ole Assorted Biscuit Kecil – 1 Kleng Bulaty</text:p>
          </table:table-cell>
          <table:table-cell table:style-name="ce9" office:value-type="float" office:value="700" calcext:value-type="float">
            <text:p>700</text:p>
          </table:table-cell>
          <table:table-cell table:number-columns-repeated="1021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5" office:value-type="string" calcext:value-type="string">
            <text:p>Khongguan Red Segi = 1 Kaleng Segi</text:p>
          </table:table-cell>
          <table:table-cell table:style-name="ce9" office:value-type="float" office:value="2400" calcext:value-type="float">
            <text:p>2,400</text:p>
          </table:table-cell>
          <table:table-cell table:number-columns-repeated="1021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5" office:value-type="string" calcext:value-type="string">
            <text:p>Khongguan Red Bulat = 1 Kaleng Bulat</text:p>
          </table:table-cell>
          <table:table-cell table:style-name="ce9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5" office:value-type="string" calcext:value-type="string">
            <text:p>Khongguan Red Bulat Rantai = 1 Kaleng Bulat</text:p>
          </table:table-cell>
          <table:table-cell table:style-name="ce9" office:value-type="float" office:value="2500" calcext:value-type="float">
            <text:p>2,500</text:p>
          </table:table-cell>
          <table:table-cell table:number-columns-repeated="1021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5" office:value-type="string" calcext:value-type="string">
            <text:p>Khongguan Wafer Segi = 1 Kaleng Segi</text:p>
          </table:table-cell>
          <table:table-cell table:style-name="ce9" office:value-type="float" office:value="2500" calcext:value-type="float">
            <text:p>2,500</text:p>
          </table:table-cell>
          <table:table-cell table:number-columns-repeated="1021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5" office:value-type="string" calcext:value-type="string">
            <text:p>Kohongguan Wafer Bulat = 1 Kaleng Bulat</text:p>
          </table:table-cell>
          <table:table-cell table:style-name="ce9" office:value-type="float" office:value="1400" calcext:value-type="float">
            <text:p>1,400</text:p>
          </table:table-cell>
          <table:table-cell table:number-columns-repeated="1021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5" office:value-type="string" calcext:value-type="string">
            <text:p>Royal Butter Cookies Besar = 1 Kaleng (kaleng Mirip Monde)</text:p>
          </table:table-cell>
          <table:table-cell table:style-name="ce9" office:value-type="float" office:value="3500" calcext:value-type="float">
            <text:p>3,500</text:p>
          </table:table-cell>
          <table:table-cell table:number-columns-repeated="1021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5" office:value-type="string" calcext:value-type="string">
            <text:p>Royal Butter Cookies Kecil – 1 Kaleng (kaleng Mirip Monde)</text:p>
          </table:table-cell>
          <table:table-cell table:style-name="ce9" office:value-type="float" office:value="2000" calcext:value-type="float">
            <text:p>2,000</text:p>
          </table:table-cell>
          <table:table-cell table:number-columns-repeated="1021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5" office:value-type="string" calcext:value-type="string">
            <text:p>Rholanda Butter Cookies Besar = 1 Kaleng (mirip Monde)</text:p>
          </table:table-cell>
          <table:table-cell table:style-name="ce9" office:value-type="float" office:value="2200" calcext:value-type="float">
            <text:p>2,200</text:p>
          </table:table-cell>
          <table:table-cell table:number-columns-repeated="1021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5" office:value-type="string" calcext:value-type="string">
            <text:p>Holanda Butter Cookies Kecil = 1 Kaleng ( Mirip Monde)</text:p>
          </table:table-cell>
          <table:table-cell table:style-name="ce9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5" office:value-type="string" calcext:value-type="string">
            <text:p>Venezia Assorted Besar = 1 Kaleng Segl</text:p>
          </table:table-cell>
          <table:table-cell table:style-name="ce9" office:value-type="float" office:value="1800" calcext:value-type="float">
            <text:p>1,800</text:p>
          </table:table-cell>
          <table:table-cell table:number-columns-repeated="1021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5" office:value-type="string" calcext:value-type="string">
            <text:p>Venezia Assorted Kecil = 1 Kaleng Bulat</text:p>
          </table:table-cell>
          <table:table-cell table:style-name="ce9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5" office:value-type="string" calcext:value-type="string">
            <text:p>Good Time Assroted Bulat Besar 345 g = 1 Kaleng</text:p>
          </table:table-cell>
          <table:table-cell table:style-name="ce9" office:value-type="float" office:value="1750" calcext:value-type="float">
            <text:p>1,750</text:p>
          </table:table-cell>
          <table:table-cell table:number-columns-repeated="1021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5" office:value-type="string" calcext:value-type="string">
            <text:p>Good Time Assorted Bulat Kecil 190 g = 1 Kaleng</text:p>
          </table:table-cell>
          <table:table-cell table:style-name="ce9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AMA BARANG</text:p>
          </table:table-cell>
          <table:table-cell table:style-name="ce8" office:value-type="string" calcext:value-type="string">
            <text:p>HARGA/PAKET</text:p>
          </table:table-cell>
          <table:table-cell table:number-columns-repeated="1021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5" office:value-type="string" calcext:value-type="string">
            <text:p>Gery Butter Cookies 400 g = 1 Kaleng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5" office:value-type="string" calcext:value-type="string">
            <text:p>Monde Blue Besar = 1 Kaleng</text:p>
          </table:table-cell>
          <table:table-cell table:style-name="ce9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5" office:value-type="string" calcext:value-type="string">
            <text:p>Monde Blue Kecil = 1 Kaleng</text:p>
          </table:table-cell>
          <table:table-cell table:style-name="ce9" office:value-type="float" office:value="1750" calcext:value-type="float">
            <text:p>1,750</text:p>
          </table:table-cell>
          <table:table-cell table:number-columns-repeated="1021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5" office:value-type="string" calcext:value-type="string">
            <text:p>Monde Pie Selection = 1 Kaleng Segi</text:p>
          </table:table-cell>
          <table:table-cell table:style-name="ce9" office:value-type="float" office:value="2700" calcext:value-type="float">
            <text:p>2,700</text:p>
          </table:table-cell>
          <table:table-cell table:number-columns-repeated="1021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5" office:value-type="string" calcext:value-type="string">
            <text:p>Monde Harmoni= 1 Kaleng Segi</text:p>
          </table:table-cell>
          <table:table-cell table:style-name="ce9" office:value-type="float" office:value="2600" calcext:value-type="float">
            <text:p>2,600</text:p>
          </table:table-cell>
          <table:table-cell table:number-columns-repeated="1021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5" office:value-type="string" calcext:value-type="string">
            <text:p>Monde Top Besar = 1 Kaleng Segi</text:p>
          </table:table-cell>
          <table:table-cell table:style-name="ce9" office:value-type="float" office:value="2200" calcext:value-type="float">
            <text:p>2,200</text:p>
          </table:table-cell>
          <table:table-cell table:number-columns-repeated="1021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5" office:value-type="string" calcext:value-type="string">
            <text:p>Monde Top Kecil = 1 Kaleng Bulat</text:p>
          </table:table-cell>
          <table:table-cell table:style-name="ce9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5" office:value-type="string" calcext:value-type="string">
            <text:p>Monde Bourbon Besar 800 g = 1 Kaleng Bulat</text:p>
          </table:table-cell>
          <table:table-cell table:style-name="ce9" office:value-type="float" office:value="1800" calcext:value-type="float">
            <text:p>1,800</text:p>
          </table:table-cell>
          <table:table-cell table:number-columns-repeated="1021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5" office:value-type="string" calcext:value-type="string">
            <text:p>Monde Bourbon Kecil 500 g = 1 Kaleng Bulat</text:p>
          </table:table-cell>
          <table:table-cell table:style-name="ce9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5" office:value-type="string" calcext:value-type="string">
            <text:p>Monde Egg Drop Rantai = 1 Kaleng Bulat</text:p>
          </table:table-cell>
          <table:table-cell table:style-name="ce9" office:value-type="float" office:value="2100" calcext:value-type="float">
            <text:p>2,100</text:p>
          </table:table-cell>
          <table:table-cell table:number-columns-repeated="1021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5" office:value-type="string" calcext:value-type="string">
            <text:p>Serena Eggroll Besar = 1 Kaleng Segi</text:p>
          </table:table-cell>
          <table:table-cell table:style-name="ce9" office:value-type="float" office:value="2400" calcext:value-type="float">
            <text:p>2,400</text:p>
          </table:table-cell>
          <table:table-cell table:number-columns-repeated="1021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5" office:value-type="string" calcext:value-type="string">
            <text:p>Serena Eggrol Kecil = 1 Kaleng Segi</text:p>
          </table:table-cell>
          <table:table-cell table:style-name="ce9" office:value-type="float" office:value="1750" calcext:value-type="float">
            <text:p>1,750</text:p>
          </table:table-cell>
          <table:table-cell table:number-columns-repeated="1021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5" office:value-type="string" calcext:value-type="string">
            <text:p>Nissin Yellow Assorted = 1 Kaleng </text:p>
          </table:table-cell>
          <table:table-cell table:style-name="ce9" office:value-type="float" office:value="1400" calcext:value-type="float">
            <text:p>1,400</text:p>
          </table:table-cell>
          <table:table-cell table:number-columns-repeated="1021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5" office:value-type="string" calcext:value-type="string">
            <text:p>Nissin Crispy Creakers = 1 Kaleng</text:p>
          </table:table-cell>
          <table:table-cell table:style-name="ce9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5" office:value-type="string" calcext:value-type="string">
            <text:p>Nissin Butter Coconut = 1 Kaleng</text:p>
          </table:table-cell>
          <table:table-cell table:style-name="ce9" office:value-type="float" office:value="1350" calcext:value-type="float">
            <text:p>1,350</text:p>
          </table:table-cell>
          <table:table-cell table:number-columns-repeated="1021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5" office:value-type="string" calcext:value-type="string">
            <text:p>Nissin Lemonia = 1 Kaleng</text:p>
          </table:table-cell>
          <table:table-cell table:style-name="ce9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5" office:value-type="string" calcext:value-type="string">
            <text:p>Nissin Eggroll Original =- 1 Kaleng</text:p>
          </table:table-cell>
          <table:table-cell table:style-name="ce9" office:value-type="float" office:value="1400" calcext:value-type="float">
            <text:p>1,400</text:p>
          </table:table-cell>
          <table:table-cell table:number-columns-repeated="1021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5" office:value-type="string" calcext:value-type="string">
            <text:p>Nissin Longer Stick = 1 Kaleng</text:p>
          </table:table-cell>
          <table:table-cell table:style-name="ce9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5" office:value-type="string" calcext:value-type="string">
            <text:p>Nissin Wafer Coklat = 1 Kaleng</text:p>
          </table:table-cell>
          <table:table-cell table:style-name="ce9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5" office:value-type="string" calcext:value-type="string">
            <text:p>Nissin Wafer Strawberry = 1 Kaleng</text:p>
          </table:table-cell>
          <table:table-cell table:style-name="ce9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5" office:value-type="string" calcext:value-type="string">
            <text:p>Nissin Wafer Peanut (kacang ) = 1 Kaleng</text:p>
          </table:table-cell>
          <table:table-cell table:style-name="ce9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5" office:value-type="string" calcext:value-type="string">
            <text:p>Nissin Choco Soes = 1 Kaleng Segi</text:p>
          </table:table-cell>
          <table:table-cell table:style-name="ce9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5" office:value-type="string" calcext:value-type="string">
            <text:p>Kue Semprit Lily Cookies Set ( 6 Macam/Ples ) = 1 Set</text:p>
          </table:table-cell>
          <table:table-cell table:style-name="ce9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5" office:value-type="string" calcext:value-type="string">
            <text:p>Kue Semprit Mawar Mas Set ( 6 Macam/Ples)= 1 Set</text:p>
          </table:table-cell>
          <table:table-cell table:style-name="ce9" office:value-type="float" office:value="2300" calcext:value-type="float">
            <text:p>2,300</text:p>
          </table:table-cell>
          <table:table-cell table:number-columns-repeated="1021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5" office:value-type="string" calcext:value-type="string">
            <text:p>Kue Kering Set Kartika 5 Macam = 1 Set</text:p>
          </table:table-cell>
          <table:table-cell table:style-name="ce9" office:value-type="float" office:value="6000" calcext:value-type="float">
            <text:p>6,000</text:p>
          </table:table-cell>
          <table:table-cell table:number-columns-repeated="1021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5" office:value-type="string" calcext:value-type="string">
            <text:p>Mari Regal Spesial Rantai = 1 Kaleng</text:p>
          </table:table-cell>
          <table:table-cell table:style-name="ce9" office:value-type="float" office:value="3500" calcext:value-type="float">
            <text:p>3,500</text:p>
          </table:table-cell>
          <table:table-cell table:number-columns-repeated="1021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5" office:value-type="string" calcext:value-type="string">
            <text:p>Selamat Biskuit 900 g = 1 Kaleng Bulat</text:p>
          </table:table-cell>
          <table:table-cell table:style-name="ce9" office:value-type="float" office:value="2000" calcext:value-type="float">
            <text:p>2,000</text:p>
          </table:table-cell>
          <table:table-cell table:number-columns-repeated="1021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5" office:value-type="string" calcext:value-type="string">
            <text:p>Selamat Wafer 750 g = 1 Kaleng Bulat</text:p>
          </table:table-cell>
          <table:table-cell table:style-name="ce9" office:value-type="float" office:value="1900" calcext:value-type="float">
            <text:p>1,900</text:p>
          </table:table-cell>
          <table:table-cell table:number-columns-repeated="1021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5" office:value-type="string" calcext:value-type="string">
            <text:p>Delfi Twister 32 g = 1 Kaleng</text:p>
          </table:table-cell>
          <table:table-cell table:style-name="ce9" office:value-type="float" office:value="850" calcext:value-type="float">
            <text:p>850</text:p>
          </table:table-cell>
          <table:table-cell table:number-columns-repeated="1021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5" office:value-type="string" calcext:value-type="string">
            <text:p>Delfi Choco Cashew 1 Box</text:p>
          </table:table-cell>
          <table:table-cell table:style-name="ce9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5" office:value-type="string" calcext:value-type="string">
            <text:p>Delfi Choco Almond 100 g = 1 Box</text:p>
          </table:table-cell>
          <table:table-cell table:style-name="ce9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5" office:value-type="string" calcext:value-type="string">
            <text:p>Wafer Family Strawberry = 1 Kaleng Bulat </text:p>
          </table:table-cell>
          <table:table-cell table:style-name="ce9" office:value-type="float" office:value="850" calcext:value-type="float">
            <text:p>850</text:p>
          </table:table-cell>
          <table:table-cell table:number-columns-repeated="1021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5" office:value-type="string" calcext:value-type="string">
            <text:p>Wafer Family Coklat = 1 Kaleng Bulat</text:p>
          </table:table-cell>
          <table:table-cell table:style-name="ce9" office:value-type="float" office:value="850" calcext:value-type="float">
            <text:p>850</text:p>
          </table:table-cell>
          <table:table-cell table:number-columns-repeated="1021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5" office:value-type="string" calcext:value-type="string">
            <text:p>Wafer Kita 2 Rasa 450 g = 1 Kaleng Segi</text:p>
          </table:table-cell>
          <table:table-cell table:style-name="ce9" office:value-type="float" office:value="850" calcext:value-type="float">
            <text:p>850</text:p>
          </table:table-cell>
          <table:table-cell table:number-columns-repeated="1021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5" office:value-type="string" calcext:value-type="string">
            <text:p>Wafer Tango Coklat = 1 Kaleng Bulat</text:p>
          </table:table-cell>
          <table:table-cell table:style-name="ce9" office:value-type="float" office:value="950" calcext:value-type="float">
            <text:p>950</text:p>
          </table:table-cell>
          <table:table-cell table:number-columns-repeated="1021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5" office:value-type="string" calcext:value-type="string">
            <text:p>Wafer Tango Vanilla = 1 Kaleng Bulat</text:p>
          </table:table-cell>
          <table:table-cell table:style-name="ce9" office:value-type="float" office:value="950" calcext:value-type="float">
            <text:p>950</text:p>
          </table:table-cell>
          <table:table-cell table:number-columns-repeated="1021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5" office:value-type="string" calcext:value-type="string">
            <text:p>Wafer Apllio Chocolate = 1 Kaleng</text:p>
          </table:table-cell>
          <table:table-cell table:style-name="ce9" office:value-type="float" office:value="850" calcext:value-type="float">
            <text:p>850</text:p>
          </table:table-cell>
          <table:table-cell table:number-columns-repeated="1021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5" office:value-type="string" calcext:value-type="string">
            <text:p>Gery Wafer Stick &amp; Stick Coklat /astor 450 g = 1 Kaleng</text:p>
          </table:table-cell>
          <table:table-cell table:style-name="ce9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5" office:value-type="string" calcext:value-type="string">
            <text:p>Gery Eggroll 270 g = 1 Toples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5" office:value-type="string" calcext:value-type="string">
            <text:p>Gery Chocolatos Gold Edition 360 g = 1 Kaleng</text:p>
          </table:table-cell>
          <table:table-cell table:style-name="ce9" office:value-type="float" office:value="1700" calcext:value-type="float">
            <text:p>1,700</text:p>
          </table:table-cell>
          <table:table-cell table:number-columns-repeated="1021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5" office:value-type="string" calcext:value-type="string">
            <text:p>Astor Choco Wtin Choco Capucino 500 g = 1 Ples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5" office:value-type="string" calcext:value-type="string">
            <text:p>Astor Cho Cho Twin Choco Tiramisu 500 g = 1 Ples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5" office:value-type="string" calcext:value-type="string">
            <text:p>Astor Chocho Belang Coklat 500 g = 1 Ples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5" office:value-type="string" calcext:value-type="string">
            <text:p>Astor Rocky Extra Coklat 700 g = 1 Ples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5" office:value-type="string" calcext:value-type="string">
            <text:p>Astor Radja Belang Coklat 750 g = 1 Ples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5" office:value-type="string" calcext:value-type="string">
            <text:p>Astor Ratu Belang Coklat 350 g = 1 Ples</text:p>
          </table:table-cell>
          <table:table-cell table:style-name="ce9"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5" office:value-type="string" calcext:value-type="string">
            <text:p>Astor Ratu Belang Strawberry 350 g = 1 Ples</text:p>
          </table:table-cell>
          <table:table-cell table:style-name="ce9"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5" office:value-type="string" calcext:value-type="string">
            <text:p>Astor Apllio Belang Coklat 600 g = 1 Ples</text:p>
          </table:table-cell>
          <table:table-cell table:style-name="ce9"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5" office:value-type="string" calcext:value-type="string">
            <text:p>Astor Apllio Belang Strawberry 600 g = 1 Ples</text:p>
          </table:table-cell>
          <table:table-cell table:style-name="ce9"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5" office:value-type="string" calcext:value-type="string">
            <text:p>Astor Rainbow Jumbo Bleang Coklat =- 1 Ples</text:p>
          </table:table-cell>
          <table:table-cell table:style-name="ce9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5" office:value-type="string" calcext:value-type="string">
            <text:p>Astor Nitchi Jumbo Coklat Polos = 1 Ples</text:p>
          </table:table-cell>
          <table:table-cell table:style-name="ce9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5" office:value-type="string" calcext:value-type="string">
            <text:p>Astor Rainbow/Pelangi Standar = 1 Ples</text:p>
          </table:table-cell>
          <table:table-cell table:style-name="ce9"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5" office:value-type="string" calcext:value-type="string">
            <text:p>Astor Nitchi Belang Coklat Standar = 1 Ples</text:p>
          </table:table-cell>
          <table:table-cell table:style-name="ce9"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5" office:value-type="string" calcext:value-type="string">
            <text:p>Astor Matrix Belang Coklat Belang – 1 Ples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5" office:value-type="string" calcext:value-type="string">
            <text:p>Alasdin Astor Panjang Belang Coklat Blek = 1 Blek</text:p>
          </table:table-cell>
          <table:table-cell table:style-name="ce9" office:value-type="float" office:value="4500" calcext:value-type="float">
            <text:p>4,500</text:p>
          </table:table-cell>
          <table:table-cell table:number-columns-repeated="1021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5" office:value-type="string" calcext:value-type="string">
            <text:p>Rosana Astor Panjang Belang Coklat Blek = 1 Blek</text:p>
          </table:table-cell>
          <table:table-cell table:style-name="ce9" office:value-type="float" office:value="4000" calcext:value-type="float">
            <text:p>4,000</text:p>
          </table:table-cell>
          <table:table-cell table:number-columns-repeated="1021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5" office:value-type="string" calcext:value-type="string">
            <text:p>Rosana Astor Mini Belang Strawberry Blek =- <text:s/>Blek</text:p>
          </table:table-cell>
          <table:table-cell table:style-name="ce9" office:value-type="float" office:value="3500" calcext:value-type="float">
            <text:p>3,500</text:p>
          </table:table-cell>
          <table:table-cell table:number-columns-repeated="1021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5" office:value-type="string" calcext:value-type="string">
            <text:p>Rossana Astor Mini Bleang Coklat Blek = 1 Blek</text:p>
          </table:table-cell>
          <table:table-cell table:style-name="ce9" office:value-type="float" office:value="3500" calcext:value-type="float">
            <text:p>3,500</text:p>
          </table:table-cell>
          <table:table-cell table:number-columns-repeated="1021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Rosana Wafer Kacang Blek = 1 Blek</text:p>
          </table:table-cell>
          <table:table-cell table:style-name="ce9" office:value-type="float" office:value="3800" calcext:value-type="float">
            <text:p>3,800</text:p>
          </table:table-cell>
          <table:table-cell table:number-columns-repeated="1021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5" office:value-type="string" calcext:value-type="string">
            <text:p>Rosana Wafer Cream Blek = 1 Blek</text:p>
          </table:table-cell>
          <table:table-cell table:style-name="ce9" office:value-type="float" office:value="3300" calcext:value-type="float">
            <text:p>3,3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AMA BARANG</text:p>
          </table:table-cell>
          <table:table-cell table:style-name="ce8" office:value-type="string" calcext:value-type="string">
            <text:p>HARGA/PAKET</text:p>
          </table:table-cell>
          <table:table-cell table:number-columns-repeated="1021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5" office:value-type="string" calcext:value-type="string">
            <text:p>Rosana Wafer Mini Coklat Blek = 1 Blek</text:p>
          </table:table-cell>
          <table:table-cell table:style-name="ce9" office:value-type="float" office:value="3300" calcext:value-type="float">
            <text:p>3,300</text:p>
          </table:table-cell>
          <table:table-cell table:number-columns-repeated="1021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5" office:value-type="string" calcext:value-type="string">
            <text:p>Rosana Wafer Mini Strawberry Blek = 1 Blek</text:p>
          </table:table-cell>
          <table:table-cell table:style-name="ce9" office:value-type="float" office:value="3300" calcext:value-type="float">
            <text:p>3,300</text:p>
          </table:table-cell>
          <table:table-cell table:number-columns-repeated="1021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5" office:value-type="string" calcext:value-type="string">
            <text:p>Rosana Egg Roll Blek = 1 Blek</text:p>
          </table:table-cell>
          <table:table-cell table:style-name="ce9" office:value-type="float" office:value="3300" calcext:value-type="float">
            <text:p>3,300</text:p>
          </table:table-cell>
          <table:table-cell table:number-columns-repeated="1021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5" office:value-type="string" calcext:value-type="string">
            <text:p>Rinso 900 G = 2 Bags</text:p>
          </table:table-cell>
          <table:table-cell table:style-name="ce9" office:value-type="float" office:value="1400" calcext:value-type="float">
            <text:p>1,400</text:p>
          </table:table-cell>
          <table:table-cell table:number-columns-repeated="1021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5" office:value-type="string" calcext:value-type="string">
            <text:p>Sunlight Cair Refill 800 Ml = 2 Pouch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5" office:value-type="string" calcext:value-type="string">
            <text:p>Sabun Colek Ekonomi 300 G = 6 Sak</text:p>
          </table:table-cell>
          <table:table-cell table:style-name="ce9" office:value-type="float" office:value="450" calcext:value-type="float">
            <text:p>450</text:p>
          </table:table-cell>
          <table:table-cell table:number-columns-repeated="1021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5" office:value-type="string" calcext:value-type="string">
            <text:p>Pepsodent White Family = 6 Buah</text:p>
          </table:table-cell>
          <table:table-cell table:style-name="ce9" office:value-type="float" office:value="1400" calcext:value-type="float">
            <text:p>1,400</text:p>
          </table:table-cell>
          <table:table-cell table:number-columns-repeated="1021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5" office:value-type="string" calcext:value-type="string">
            <text:p>Sabun Lux = 6 Buah</text:p>
          </table:table-cell>
          <table:table-cell table:style-name="ce9"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5" office:value-type="string" calcext:value-type="string">
            <text:p>Sabun Liferbouy = 6 Buah</text:p>
          </table:table-cell>
          <table:table-cell table:style-name="ce9"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5" office:value-type="string" calcext:value-type="string">
            <text:p>Marlboro Merah = 5 Bungkus</text:p>
          </table:table-cell>
          <table:table-cell table:style-name="ce9" office:value-type="float" office:value="3600" calcext:value-type="float">
            <text:p>3,600</text:p>
          </table:table-cell>
          <table:table-cell table:number-columns-repeated="1021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5" office:value-type="string" calcext:value-type="string">
            <text:p>Marloboro Light = 5 Bungkus</text:p>
          </table:table-cell>
          <table:table-cell table:style-name="ce9" office:value-type="float" office:value="3600" calcext:value-type="float">
            <text:p>3,600</text:p>
          </table:table-cell>
          <table:table-cell table:number-columns-repeated="1021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5" office:value-type="string" calcext:value-type="string">
            <text:p>Sampoerna Mild 16 = 5 Bungkus</text:p>
          </table:table-cell>
          <table:table-cell table:style-name="ce9" office:value-type="float" office:value="3500" calcext:value-type="float">
            <text:p>3,500</text:p>
          </table:table-cell>
          <table:table-cell table:number-columns-repeated="1021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5" office:value-type="string" calcext:value-type="string">
            <text:p>Sampoerna Kretek = 5 Bungkus</text:p>
          </table:table-cell>
          <table:table-cell table:style-name="ce9" office:value-type="float" office:value="2000" calcext:value-type="float">
            <text:p>2,000</text:p>
          </table:table-cell>
          <table:table-cell table:number-columns-repeated="1021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5" office:value-type="string" calcext:value-type="string">
            <text:p>Class Mild 16 = 5 Bunjgkus</text:p>
          </table:table-cell>
          <table:table-cell table:style-name="ce9" office:value-type="float" office:value="2900" calcext:value-type="float">
            <text:p>2,900</text:p>
          </table:table-cell>
          <table:table-cell table:number-columns-repeated="1021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5" office:value-type="string" calcext:value-type="string">
            <text:p>U- Mild 16 = 5 Bungkus</text:p>
          </table:table-cell>
          <table:table-cell table:style-name="ce9" office:value-type="float" office:value="2750" calcext:value-type="float">
            <text:p>2,750</text:p>
          </table:table-cell>
          <table:table-cell table:number-columns-repeated="1021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5" office:value-type="string" calcext:value-type="string">
            <text:p>La Light = 5 Bungkus</text:p>
          </table:table-cell>
          <table:table-cell table:style-name="ce9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5" office:value-type="string" calcext:value-type="string">
            <text:p>Star Mild 16 = 5 Bungkus</text:p>
          </table:table-cell>
          <table:table-cell table:style-name="ce9" office:value-type="float" office:value="3300" calcext:value-type="float">
            <text:p>3,300</text:p>
          </table:table-cell>
          <table:table-cell table:number-columns-repeated="1021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5" office:value-type="string" calcext:value-type="string">
            <text:p>234 Kretek 12 = 5 Bungkus</text:p>
          </table:table-cell>
          <table:table-cell table:style-name="ce9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5" office:value-type="string" calcext:value-type="string">
            <text:p>234 Premiium Refill = 5 Bungkus</text:p>
          </table:table-cell>
          <table:table-cell table:style-name="ce9" office:value-type="float" office:value="3100" calcext:value-type="float">
            <text:p>3,100</text:p>
          </table:table-cell>
          <table:table-cell table:number-columns-repeated="1021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5" office:value-type="string" calcext:value-type="string">
            <text:p>234 Magnum Filter Hitam = 5 Bungkus</text:p>
          </table:table-cell>
          <table:table-cell table:style-name="ce9" office:value-type="float" office:value="2750" calcext:value-type="float">
            <text:p>2,750</text:p>
          </table:table-cell>
          <table:table-cell table:number-columns-repeated="1021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5" office:value-type="string" calcext:value-type="string">
            <text:p>Djarum Coklat = 5 Bungkus</text:p>
          </table:table-cell>
          <table:table-cell table:style-name="ce9" office:value-type="float" office:value="2100" calcext:value-type="float">
            <text:p>2,100</text:p>
          </table:table-cell>
          <table:table-cell table:number-columns-repeated="1021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5" office:value-type="string" calcext:value-type="string">
            <text:p>Djarum Super = 5 Bungkus</text:p>
          </table:table-cell>
          <table:table-cell table:style-name="ce9" office:value-type="float" office:value="2750" calcext:value-type="float">
            <text:p>2,750</text:p>
          </table:table-cell>
          <table:table-cell table:number-columns-repeated="1021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5" office:value-type="string" calcext:value-type="string">
            <text:p>Gudang Garam Filter = 5 Bungkus</text:p>
          </table:table-cell>
          <table:table-cell table:style-name="ce9" office:value-type="float" office:value="2750" calcext:value-type="float">
            <text:p>2,750</text:p>
          </table:table-cell>
          <table:table-cell table:number-columns-repeated="1021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5" office:value-type="string" calcext:value-type="string">
            <text:p>Gudang Garam Surya 16 = 5bungkus</text:p>
          </table:table-cell>
          <table:table-cell table:style-name="ce9" office:value-type="float" office:value="3400" calcext:value-type="float">
            <text:p>3,400</text:p>
          </table:table-cell>
          <table:table-cell table:number-columns-repeated="1021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5" office:value-type="string" calcext:value-type="string">
            <text:p>Silver Queen Cashew Besar 68 G = <text:s/>6 Buah</text:p>
          </table:table-cell>
          <table:table-cell table:style-name="ce9" office:value-type="float" office:value="2600" calcext:value-type="float">
            <text:p>2,600</text:p>
          </table:table-cell>
          <table:table-cell table:number-columns-repeated="1021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5" office:value-type="string" calcext:value-type="string">
            <text:p>Silver Queen White Besar 68 G = 6 Buah</text:p>
          </table:table-cell>
          <table:table-cell table:style-name="ce9" office:value-type="float" office:value="2600" calcext:value-type="float">
            <text:p>2,600</text:p>
          </table:table-cell>
          <table:table-cell table:number-columns-repeated="1021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5" office:value-type="string" calcext:value-type="string">
            <text:p>Silver Queen Campur 68 G ( Cashew White Ark ) = 6 Buah Campur</text:p>
          </table:table-cell>
          <table:table-cell table:style-name="ce9" office:value-type="float" office:value="2600" calcext:value-type="float">
            <text:p>2,600</text:p>
          </table:table-cell>
          <table:table-cell table:number-columns-repeated="1021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5" office:value-type="string" calcext:value-type="string">
            <text:p>Silver Queen Chungky Bar Cashew = 3 Buah</text:p>
          </table:table-cell>
          <table:table-cell table:style-name="ce9" office:value-type="float" office:value="2100" calcext:value-type="float">
            <text:p>2,100</text:p>
          </table:table-cell>
          <table:table-cell table:number-columns-repeated="1021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5" office:value-type="string" calcext:value-type="string">
            <text:p>Silver Queen Chunky Bar 100 Gcapur (cahew-whtie – Dar) = 3 Buah</text:p>
          </table:table-cell>
          <table:table-cell table:style-name="ce9" office:value-type="float" office:value="2100" calcext:value-type="float">
            <text:p>2,100</text:p>
          </table:table-cell>
          <table:table-cell table:number-columns-repeated="1021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5" office:value-type="string" calcext:value-type="string">
            <text:p>Cha-Cha Peanut 70 G = 6 Sak</text:p>
          </table:table-cell>
          <table:table-cell table:style-name="ce9" office:value-type="float" office:value="1600" calcext:value-type="float">
            <text:p>1,600</text:p>
          </table:table-cell>
          <table:table-cell table:number-columns-repeated="1021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5" office:value-type="string" calcext:value-type="string">
            <text:p>Ultra Mil Besar 250 Ml (coklat &amp; Strawberry ) = 6 Buah Campur 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5" office:value-type="string" calcext:value-type="string">
            <text:p>Ultra Mini 125 Ml ( Coklat &amp; Strawberry) 6 Buah Campur</text:p>
          </table:table-cell>
          <table:table-cell table:style-name="ce9"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5" office:value-type="string" calcext:value-type="string">
            <text:p>Indomil Kids 125 Ml (coklat &amp; Strawberry) 6 Buah Campur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5" office:value-type="string" calcext:value-type="string">
            <text:p>Buavita Besar 250 Ml = 6 Buah Campur</text:p>
          </table:table-cell>
          <table:table-cell table:style-name="ce9" office:value-type="float" office:value="1400" calcext:value-type="float">
            <text:p>1,400</text:p>
          </table:table-cell>
          <table:table-cell table:number-columns-repeated="1021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5" office:value-type="string" calcext:value-type="string">
            <text:p>Ultra Sari Kacang Ijo 250 Ml = 6 Buah</text:p>
          </table:table-cell>
          <table:table-cell table:style-name="ce9" office:value-type="float" office:value="700" calcext:value-type="float">
            <text:p>700</text:p>
          </table:table-cell>
          <table:table-cell table:number-columns-repeated="1021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5" office:value-type="string" calcext:value-type="string">
            <text:p>ABC Juice 250 Ml = 6 Buah Campur</text:p>
          </table:table-cell>
          <table:table-cell table:style-name="ce9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5" office:value-type="string" calcext:value-type="string">
            <text:p>Jessi Juice 90 Ml == 6 Buah Campur</text:p>
          </table:table-cell>
          <table:table-cell table:style-name="ce9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5" office:value-type="string" calcext:value-type="string">
            <text:p>Pulpi Orange 500 Ml = 6 Botol</text:p>
          </table:table-cell>
          <table:table-cell table:style-name="ce9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5" office:value-type="string" calcext:value-type="string">
            <text:p>Good Day Coffe Drink 250 Ml = 6 Botol Campur</text:p>
          </table:table-cell>
          <table:table-cell table:style-name="ce9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5" office:value-type="string" calcext:value-type="string">
            <text:p>Kopiko 78 ‘’ C Drink 240 Ml = 6 Botol</text:p>
          </table:table-cell>
          <table:table-cell table:style-name="ce9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5" office:value-type="string" calcext:value-type="string">
            <text:p>Freshtea Botol 500 Ml = 6 Botol Campur</text:p>
          </table:table-cell>
          <table:table-cell table:style-name="ce9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5" office:value-type="string" calcext:value-type="string">
            <text:p>Nu Green Tea Campur 500 Ml = 6 Botol Campur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5" office:value-type="string" calcext:value-type="string">
            <text:p>The Kotak 500 Ml = 6 Buah</text:p>
          </table:table-cell>
          <table:table-cell table:style-name="ce9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5" office:value-type="string" calcext:value-type="string">
            <text:p>The Kotak 300 Ml = 6 Buah</text:p>
          </table:table-cell>
          <table:table-cell table:style-name="ce9"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5" office:value-type="string" calcext:value-type="string">
            <text:p>The Kotak Flavor ( 2 Rasa ) 250 Ml = 6 Buah Campur</text:p>
          </table:table-cell>
          <table:table-cell table:style-name="ce9"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5" office:value-type="string" calcext:value-type="string">
            <text:p>The Botol Sosro 500 Ml = 6 Botol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5" office:value-type="string" calcext:value-type="string">
            <text:p>Tebs Drink Kaleng ( The Soda) = 6 Kaleng</text:p>
          </table:table-cell>
          <table:table-cell table:style-name="ce9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5" office:value-type="string" calcext:value-type="string">
            <text:p>Fruittea Kaleng = 6 Kaleng Campur</text:p>
          </table:table-cell>
          <table:table-cell table:style-name="ce9" office:value-type="float" office:value="7450" calcext:value-type="float">
            <text:p>7,450</text:p>
          </table:table-cell>
          <table:table-cell table:number-columns-repeated="1021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5" office:value-type="string" calcext:value-type="string">
            <text:p>Fruittea Botol 500 Ml = 6 Botyol Capur</text:p>
          </table:table-cell>
          <table:table-cell table:style-name="ce9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5" office:value-type="string" calcext:value-type="string">
            <text:p>Nescafe Drink Kaleng = 6 Kaleng Campur</text:p>
          </table:table-cell>
          <table:table-cell table:style-name="ce9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5" office:value-type="string" calcext:value-type="string">
            <text:p>Calpico Kaleng = 6 Kaleng Campur</text:p>
          </table:table-cell>
          <table:table-cell table:style-name="ce9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5" office:value-type="string" calcext:value-type="string">
            <text:p>Calpico Mini = 6 Botol Campur</text:p>
          </table:table-cell>
          <table:table-cell table:style-name="ce9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5" office:value-type="string" calcext:value-type="string">
            <text:p>Pocari Sweat Kaleng = 6 Kaleng</text:p>
          </table:table-cell>
          <table:table-cell table:style-name="ce9" office:value-type="float" office:value="1250" calcext:value-type="float">
            <text:p>1,250</text:p>
          </table:table-cell>
          <table:table-cell table:number-columns-repeated="1021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5" office:value-type="string" calcext:value-type="string">
            <text:p>Pocari Sweat 500 Ml = 6 Botol</text:p>
          </table:table-cell>
          <table:table-cell table:style-name="ce9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5" office:value-type="string" calcext:value-type="string">
            <text:p>Pocari Sweat Pet 2 Liter = 6 Botol</text:p>
          </table:table-cell>
          <table:table-cell table:style-name="ce9" office:value-type="float" office:value="4000" calcext:value-type="float">
            <text:p>4,000</text:p>
          </table:table-cell>
          <table:table-cell table:number-columns-repeated="1021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5" office:value-type="string" calcext:value-type="string">
            <text:p>Cola Fanta Sprite Kaleng = 6 Kaleng Campur</text:p>
          </table:table-cell>
          <table:table-cell table:style-name="ce9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5" office:value-type="string" calcext:value-type="string">
            <text:p>Cola/Fanta/Sprite Botol Kecil ( 390 Ml ) = 12 Botol Campur</text:p>
          </table:table-cell>
          <table:table-cell table:style-name="ce9" office:value-type="float" office:value="1600" calcext:value-type="float">
            <text:p>1,600</text:p>
          </table:table-cell>
          <table:table-cell table:number-columns-repeated="1021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5" office:value-type="string" calcext:value-type="string">
            <text:p>Cola/Fanta/Sprite Bpet (1500 Ml) = 12 Botol Campur</text:p>
          </table:table-cell>
          <table:table-cell table:style-name="ce9" office:value-type="float" office:value="4750" calcext:value-type="float">
            <text:p>4,750</text:p>
          </table:table-cell>
          <table:table-cell table:number-columns-repeated="1021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5" office:value-type="string" calcext:value-type="string">
            <text:p>Big Cola 500 Campur ( Cola/Straw/ Orange) = 12 Botol Campur</text:p>
          </table:table-cell>
          <table:table-cell table:style-name="ce9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l2" table:style-name="ta1">
        <table:shapes>
          <draw:frame draw:z-index="0" draw:style-name="gr1" draw:text-style-name="P2" svg:width="170.64mm" svg:height="16.2mm" svg:x="1mm" svg:y="0mm">
            <draw:text-box>
              <text:p text:style-name="P1"><text:span text:style-name="T1">DAFTAR CICILAN BARANG PAKET PERABOT</text:span></text:p>
              <text:p text:style-name="P1"><text:span text:style-name="T1"><text:s/></text:span><text:span text:style-name="T1">PT RAJA PAKET LEBARAN 2018 M/1439H</text:span></text:p>
            </draw:text-box>
          </draw:frame>
        </table:shapes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row table:style-name="ro1" table:number-rows-repeated="4">
          <table:table-cell table:number-columns-repeated="3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AMA BARANG</text:p>
          </table:table-cell>
          <table:table-cell table:style-name="ce8" office:value-type="string" calcext:value-type="string">
            <text:p>HARGA/PAKE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VD Player Polytron</text:p>
          </table:table-cell>
          <table:table-cell table:style-name="ce9" office:value-type="float" office:value="16000" calcext:value-type="float">
            <text:p>16,00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DVD Player Samsung</text:p>
          </table:table-cell>
          <table:table-cell table:style-name="ce9" office:value-type="float" office:value="16000" calcext:value-type="float">
            <text:p>16,000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DVD Player Lg</text:p>
          </table:table-cell>
          <table:table-cell table:style-name="ce9" office:value-type="float" office:value="16000" calcext:value-type="float">
            <text:p>16,000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DVD Player Asatron</text:p>
          </table:table-cell>
          <table:table-cell table:style-name="ce9" office:value-type="float" office:value="9000" calcext:value-type="float">
            <text:p>9,00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DVD Player Niko</text:p>
          </table:table-cell>
          <table:table-cell table:style-name="ce9" office:value-type="float" office:value="6000" calcext:value-type="float">
            <text:p>6,000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DVD Player Air Lux</text:p>
          </table:table-cell>
          <table:table-cell table:style-name="ce9" office:value-type="float" office:value="5500" calcext:value-type="float">
            <text:p>5,500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DVD+TV Portable Asatron 10 ‘’ (lipat Model Laptop)</text:p>
          </table:table-cell>
          <table:table-cell table:style-name="ce9" office:value-type="float" office:value="21000" calcext:value-type="float">
            <text:p>21,000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Polystation Games</text:p>
          </table:table-cell>
          <table:table-cell table:style-name="ce9" office:value-type="float" office:value="5000" calcext:value-type="float">
            <text:p>5,000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Ps 2 Sony Paket (2 Stick+10 Game)</text:p>
          </table:table-cell>
          <table:table-cell table:style-name="ce9" office:value-type="float" office:value="42000" calcext:value-type="float">
            <text:p>42,00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Power Bank Advance 12000 Mah</text:p>
          </table:table-cell>
          <table:table-cell table:style-name="ce9" office:value-type="float" office:value="9000" calcext:value-type="float">
            <text:p>9,000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TV 14 ‘ Iyata(Tabung)</text:p>
          </table:table-cell>
          <table:table-cell table:style-name="ce9" office:value-type="float" office:value="16000" calcext:value-type="float">
            <text:p>16,000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TV 17 ‘ Iyata (tabung)</text:p>
          </table:table-cell>
          <table:table-cell table:style-name="ce9" office:value-type="float" office:value="18500" calcext:value-type="float">
            <text:p>18,500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TV 21 ‘ Polytron Slim Flat (tabung)</text:p>
          </table:table-cell>
          <table:table-cell table:style-name="ce9" office:value-type="float" office:value="47000" calcext:value-type="float">
            <text:p>47,000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TV Led 17 ‘ Vixion</text:p>
          </table:table-cell>
          <table:table-cell table:style-name="ce9" office:value-type="float" office:value="29000" calcext:value-type="float">
            <text:p>29,000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TV Led 20 ‘ Ikedo</text:p>
          </table:table-cell>
          <table:table-cell table:style-name="ce9" office:value-type="float" office:value="34500" calcext:value-type="float">
            <text:p>34,500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TV Led 32 ‘ Arisa</text:p>
          </table:table-cell>
          <table:table-cell table:style-name="ce9" office:value-type="float" office:value="62000" calcext:value-type="float">
            <text:p>62,000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TV Led 24 ‘ Lg</text:p>
          </table:table-cell>
          <table:table-cell table:style-name="ce9" office:value-type="float" office:value="57000" calcext:value-type="float">
            <text:p>57,000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TV Led 32 ‘ Lg</text:p>
          </table:table-cell>
          <table:table-cell table:style-name="ce9" office:value-type="float" office:value="97000" calcext:value-type="float">
            <text:p>97,000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TV Led 43 ‘ Lg</text:p>
          </table:table-cell>
          <table:table-cell table:style-name="ce9" office:value-type="float" office:value="152000" calcext:value-type="float">
            <text:p>152,000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TV Led 24 ‘ Polytron +speaker</text:p>
          </table:table-cell>
          <table:table-cell table:style-name="ce9" office:value-type="float" office:value="67000" calcext:value-type="float">
            <text:p>67,000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TV Led 32 ‘ Polytron + Speaker</text:p>
          </table:table-cell>
          <table:table-cell table:style-name="ce9" office:value-type="float" office:value="97000" calcext:value-type="float">
            <text:p>97,000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TV Led 32 ‘ Samsung</text:p>
          </table:table-cell>
          <table:table-cell table:style-name="ce9" office:value-type="float" office:value="97000" calcext:value-type="float">
            <text:p>97,000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TV Led 40 ‘ Samsung</text:p>
          </table:table-cell>
          <table:table-cell table:style-name="ce9" office:value-type="float" office:value="147000" calcext:value-type="float">
            <text:p>147,000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Meja TV Vero Pake Roda</text:p>
          </table:table-cell>
          <table:table-cell table:style-name="ce9" office:value-type="float" office:value="7000" calcext:value-type="float">
            <text:p>7,000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Meja TV Nexa Pake Roda</text:p>
          </table:table-cell>
          <table:table-cell table:style-name="ce9" office:value-type="float" office:value="8000" calcext:value-type="float">
            <text:p>8,000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Speaker Active Besar Salsa Sl 302 -18.000 Watt</text:p>
          </table:table-cell>
          <table:table-cell table:style-name="ce9" office:value-type="float" office:value="24000" calcext:value-type="float">
            <text:p>24,000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Speaker Actgive Sedang Arisa</text:p>
          </table:table-cell>
          <table:table-cell table:style-name="ce9" office:value-type="float" office:value="11000" calcext:value-type="float">
            <text:p>11,000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Kulkas Polytron 1 Pintu 180</text:p>
          </table:table-cell>
          <table:table-cell table:style-name="ce9" office:value-type="float" office:value="62000" calcext:value-type="float">
            <text:p>62,000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Kulkas Polytron 1 Pintu 160</text:p>
          </table:table-cell>
          <table:table-cell table:style-name="ce9" office:value-type="float" office:value="57000" calcext:value-type="float">
            <text:p>57,000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Kulkas Polytron 2 Pintu</text:p>
          </table:table-cell>
          <table:table-cell table:style-name="ce9" office:value-type="float" office:value="87000" calcext:value-type="float">
            <text:p>87,000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Kulkas Sharp 1 Pintu 190</text:p>
          </table:table-cell>
          <table:table-cell table:style-name="ce9" office:value-type="float" office:value="62000" calcext:value-type="float">
            <text:p>62,000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Kulkas Sharp 1 Pintu 180</text:p>
          </table:table-cell>
          <table:table-cell table:style-name="ce9" office:value-type="float" office:value="59000" calcext:value-type="float">
            <text:p>59,000</text:p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Kulkas Sharp 2 Pintu</text:p>
          </table:table-cell>
          <table:table-cell table:style-name="ce9" office:value-type="float" office:value="92000" calcext:value-type="float">
            <text:p>92,000</text:p>
          </table:table-cell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Kulkas Lg 1 Pintu</text:p>
          </table:table-cell>
          <table:table-cell table:style-name="ce9" office:value-type="float" office:value="64000" calcext:value-type="float">
            <text:p>64,000</text:p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Kulkas Lg 2 Pintu</text:p>
          </table:table-cell>
          <table:table-cell table:style-name="ce9" office:value-type="float" office:value="102000" calcext:value-type="float">
            <text:p>102,000</text:p>
          </table:table-cell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Mesin Cuci Polytron 7.5 Kg = 2 Tabung</text:p>
          </table:table-cell>
          <table:table-cell table:style-name="ce9" office:value-type="float" office:value="44000" calcext:value-type="float">
            <text:p>44,000</text:p>
          </table:table-cell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Mesin Cuci Polytron 8.5 Kg = 2 Tabung</text:p>
          </table:table-cell>
          <table:table-cell table:style-name="ce9" office:value-type="float" office:value="49000" calcext:value-type="float">
            <text:p>49,000</text:p>
          </table:table-cell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Mesin Cuci Polytron 9.5 Kg = 2 Tabung</text:p>
          </table:table-cell>
          <table:table-cell table:style-name="ce9" office:value-type="float" office:value="52000" calcext:value-type="float">
            <text:p>52,000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Mesin Cuci Lg 8 Kg = 1 Tabung</text:p>
          </table:table-cell>
          <table:table-cell table:style-name="ce9" office:value-type="float" office:value="84500" calcext:value-type="float">
            <text:p>84,500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Mesin Cuci Samsung 8 Kg = 1 Tabung</text:p>
          </table:table-cell>
          <table:table-cell table:style-name="ce9" office:value-type="float" office:value="95000" calcext:value-type="float">
            <text:p>95,000</text:p>
          </table:table-cell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Mesin Cuci Sanyo 7 Kg = 2 Tabung</text:p>
          </table:table-cell>
          <table:table-cell table:style-name="ce9" office:value-type="float" office:value="42000" calcext:value-type="float">
            <text:p>42,000</text:p>
          </table:table-cell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Mesin Cuci Sanyo 8 Kg = 2 Tabung</text:p>
          </table:table-cell>
          <table:table-cell table:style-name="ce9" office:value-type="float" office:value="47000" calcext:value-type="float">
            <text:p>47,000</text:p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Mesin Cuci Arisa 8 Kg = 2 Tabung</text:p>
          </table:table-cell>
          <table:table-cell table:style-name="ce9" office:value-type="float" office:value="39000" calcext:value-type="float">
            <text:p>39,000</text:p>
          </table:table-cell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Dispenser Tinggi 2 Kran Asatron + Aqua Isi (galon Diatas) </text:p>
          </table:table-cell>
          <table:table-cell table:style-name="ce9" office:value-type="float" office:value="13000" calcext:value-type="float">
            <text:p>13,000</text:p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Dispenser Tinggi 3 Kran Asatron + Aqua Isi ( Galon Diatas)</text:p>
          </table:table-cell>
          <table:table-cell table:style-name="ce9" office:value-type="float" office:value="18000" calcext:value-type="float">
            <text:p>18,000</text:p>
          </table:table-cell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Dispenser Tinggi 3 Kran Arisa + Aqua Isi (galon Diatas)</text:p>
          </table:table-cell>
          <table:table-cell table:style-name="ce9" office:value-type="float" office:value="19000" calcext:value-type="float">
            <text:p>19,000</text:p>
          </table:table-cell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Dispenser Tinggi 3 Kran Arisa + Aqua Isi (galon Di Dalam)</text:p>
          </table:table-cell>
          <table:table-cell table:style-name="ce9" office:value-type="float" office:value="28500" calcext:value-type="float">
            <text:p>28,500</text:p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Dispenser Tinggi 2 Kran Miyako + Aqua Isi Hot&amp; Normal (galon Didalam)</text:p>
          </table:table-cell>
          <table:table-cell table:style-name="ce9" office:value-type="float" office:value="24000" calcext:value-type="float">
            <text:p>24,000</text:p>
          </table:table-cell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5" office:value-type="string" calcext:value-type="string">
            <text:p>Dispenser Tinggi 2 Kran Miyako + Aqua Isi Hot &amp; Cool (galon Didalam)</text:p>
          </table:table-cell>
          <table:table-cell table:style-name="ce9" office:value-type="float" office:value="26000" calcext:value-type="float">
            <text:p>26,000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Dispenser Duduk Sanex + Aqua Isi</text:p>
          </table:table-cell>
          <table:table-cell table:style-name="ce9" office:value-type="float" office:value="5000" calcext:value-type="float">
            <text:p>5,000</text:p>
          </table:table-cell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5" office:value-type="string" calcext:value-type="string">
            <text:p>Dispenser Duduk Miyako + Aqua Isi</text:p>
          </table:table-cell>
          <table:table-cell table:style-name="ce9" office:value-type="float" office:value="7000" calcext:value-type="float">
            <text:p>7,000</text:p>
          </table:table-cell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5" office:value-type="string" calcext:value-type="string">
            <text:p>Meja Dispenser Stainless</text:p>
          </table:table-cell>
          <table:table-cell table:style-name="ce9" office:value-type="float" office:value="3000" calcext:value-type="float">
            <text:p>3,000</text:p>
          </table:table-cell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5" office:value-type="string" calcext:value-type="string">
            <text:p>Roda Kulkas Besi (bisa Di Stel )</text:p>
          </table:table-cell>
          <table:table-cell table:style-name="ce9" office:value-type="float" office:value="3000" calcext:value-type="float">
            <text:p>3,000</text:p>
          </table:table-cell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5" office:value-type="string" calcext:value-type="string">
            <text:p>Prasmanan Muter Keramik Set Vicenza Kecil</text:p>
          </table:table-cell>
          <table:table-cell table:style-name="ce9" office:value-type="float" office:value="11000" calcext:value-type="float">
            <text:p>11,000</text:p>
          </table:table-cell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5" office:value-type="string" calcext:value-type="string">
            <text:p>Prasmanan Muter Keramik Set Vicenza Sedang</text:p>
          </table:table-cell>
          <table:table-cell table:style-name="ce9" office:value-type="float" office:value="16000" calcext:value-type="float">
            <text:p>16,000</text:p>
          </table:table-cell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5" office:value-type="string" calcext:value-type="string">
            <text:p>Prasmanan Muter Keramik Set Vicenza Besar</text:p>
          </table:table-cell>
          <table:table-cell table:style-name="ce9" office:value-type="float" office:value="21000" calcext:value-type="float">
            <text:p>21,00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AMA BARANG</text:p>
          </table:table-cell>
          <table:table-cell table:style-name="ce8" office:value-type="string" calcext:value-type="string">
            <text:p>HARGA/PAKET</text:p>
          </table:table-cell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5" office:value-type="string" calcext:value-type="string">
            <text:p>Termos Air Panas Cap Gajah</text:p>
          </table:table-cell>
          <table:table-cell table:style-name="ce9" office:value-type="float" office:value="1500" calcext:value-type="float">
            <text:p>1,500</text:p>
          </table:table-cell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5" office:value-type="string" calcext:value-type="string">
            <text:p>Termos Air Panas Cap Lion Star Hp-50</text:p>
          </table:table-cell>
          <table:table-cell table:style-name="ce9" office:value-type="float" office:value="3000" calcext:value-type="float">
            <text:p>3,000</text:p>
          </table:table-cell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5" office:value-type="string" calcext:value-type="string">
            <text:p>Termos Air Panas Pompa Cap Lion Star</text:p>
          </table:table-cell>
          <table:table-cell table:style-name="ce9" office:value-type="float" office:value="5800" calcext:value-type="float">
            <text:p>5,800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Gelas Beling Polos = 1 Lusin</text:p>
          </table:table-cell>
          <table:table-cell table:style-name="ce9" office:value-type="float" office:value="600" calcext:value-type="float">
            <text:p>600</text:p>
          </table:table-cell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5" office:value-type="string" calcext:value-type="string">
            <text:p>Gelas Beling Kbg = 1 Lusin</text:p>
          </table:table-cell>
          <table:table-cell table:style-name="ce9" office:value-type="float" office:value="700" calcext:value-type="float">
            <text:p>700</text:p>
          </table:table-cell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5" office:value-type="string" calcext:value-type="string">
            <text:p>Gelas Kaki Polos = 1 Lusin</text:p>
          </table:table-cell>
          <table:table-cell table:style-name="ce9" office:value-type="float" office:value="2500" calcext:value-type="float">
            <text:p>2,500</text:p>
          </table:table-cell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5" office:value-type="string" calcext:value-type="string">
            <text:p>Gelas Beling Pegangan = 1 Lusin</text:p>
          </table:table-cell>
          <table:table-cell table:style-name="ce9" office:value-type="float" office:value="1400" calcext:value-type="float">
            <text:p>1,400</text:p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5" office:value-type="string" calcext:value-type="string">
            <text:p>Piring Beling Kedaung = 1 Lusin</text:p>
          </table:table-cell>
          <table:table-cell table:style-name="ce9" office:value-type="float" office:value="1500" calcext:value-type="float">
            <text:p>1,500</text:p>
          </table:table-cell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5" office:value-type="string" calcext:value-type="string">
            <text:p>Piring Keramik 8 Dlm = 1 Lusin</text:p>
          </table:table-cell>
          <table:table-cell table:style-name="ce9" office:value-type="float" office:value="2600" calcext:value-type="float">
            <text:p>2,600</text:p>
          </table:table-cell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5" office:value-type="string" calcext:value-type="string">
            <text:p>Piring Keramik 9 Dlm = 1 Lusin</text:p>
          </table:table-cell>
          <table:table-cell table:style-name="ce9" office:value-type="float" office:value="3800" calcext:value-type="float">
            <text:p>3,800</text:p>
          </table:table-cell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5" office:value-type="string" calcext:value-type="string">
            <text:p>Piring Keramik Ceper 11 Dlm = 1 Lusin</text:p>
          </table:table-cell>
          <table:table-cell table:style-name="ce9" office:value-type="float" office:value="5800" calcext:value-type="float">
            <text:p>5,800</text:p>
          </table:table-cell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5" office:value-type="string" calcext:value-type="string">
            <text:p>Mug Mama-Papa Keramik Isi 2 Buah</text:p>
          </table:table-cell>
          <table:table-cell table:style-name="ce9" office:value-type="float" office:value="700" calcext:value-type="float">
            <text:p>700</text:p>
          </table:table-cell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5" office:value-type="string" calcext:value-type="string">
            <text:p>Coffe Set Beling Kedaung Set Cangkir</text:p>
          </table:table-cell>
          <table:table-cell table:style-name="ce9" office:value-type="float" office:value="1500" calcext:value-type="float">
            <text:p>1,500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5" office:value-type="string" calcext:value-type="string">
            <text:p>Coffe Set Keramik Nikura 6 Set Cangkir + Teko</text:p>
          </table:table-cell>
          <table:table-cell table:style-name="ce9" office:value-type="float" office:value="2700" calcext:value-type="float">
            <text:p>2,700</text:p>
          </table:table-cell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5" office:value-type="string" calcext:value-type="string">
            <text:p>Coffe Set Keramik Vicenza 6 Set Cangkir + Teko </text:p>
          </table:table-cell>
          <table:table-cell table:style-name="ce9" office:value-type="float" office:value="7300" calcext:value-type="float">
            <text:p>7,300</text:p>
          </table:table-cell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5" office:value-type="string" calcext:value-type="string">
            <text:p>Sendok/Garpu <text:s/>Sunny = 1 Lusin</text:p>
          </table:table-cell>
          <table:table-cell table:style-name="ce9" office:value-type="float" office:value="850" calcext:value-type="float">
            <text:p>850</text:p>
          </table:table-cell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5" office:value-type="string" calcext:value-type="string">
            <text:p>Sendok/Garpu Superdoll = 1 Lusin</text:p>
          </table:table-cell>
          <table:table-cell table:style-name="ce9" office:value-type="float" office:value="1550" calcext:value-type="float">
            <text:p>1,550</text:p>
          </table:table-cell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5" office:value-type="string" calcext:value-type="string">
            <text:p>Sendok /garupu Set Vicenza Lux</text:p>
          </table:table-cell>
          <table:table-cell table:style-name="ce9" office:value-type="float" office:value="6700" calcext:value-type="float">
            <text:p>6,700</text:p>
          </table:table-cell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5" office:value-type="string" calcext:value-type="string">
            <text:p>Sendok Garpu Set Cainaval</text:p>
          </table:table-cell>
          <table:table-cell table:style-name="ce9" office:value-type="float" office:value="2700" calcext:value-type="float">
            <text:p>2,700</text:p>
          </table:table-cell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5" office:value-type="string" calcext:value-type="string">
            <text:p>Sendok Garpu Dapur Set Vicenza</text:p>
          </table:table-cell>
          <table:table-cell table:style-name="ce9" office:value-type="float" office:value="4000" calcext:value-type="float">
            <text:p>4,000</text:p>
          </table:table-cell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5" office:value-type="string" calcext:value-type="string">
            <text:p>Kitchen Tools / pisau Dapur Set Vicenza </text:p>
          </table:table-cell>
          <table:table-cell table:style-name="ce9" office:value-type="float" office:value="4000" calcext:value-type="float">
            <text:p>4,000</text:p>
          </table:table-cell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5" office:value-type="string" calcext:value-type="string">
            <text:p>Onion Slicer Manual ( Alat Pengiris Tipis Bawang Merah Dll)</text:p>
          </table:table-cell>
          <table:table-cell table:style-name="ce9" office:value-type="float" office:value="850" calcext:value-type="float">
            <text:p>850</text:p>
          </table:table-cell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5" office:value-type="string" calcext:value-type="string">
            <text:p>Rantang Plastik Kobe Susun 4</text:p>
          </table:table-cell>
          <table:table-cell table:style-name="ce9" office:value-type="float" office:value="1500" calcext:value-type="float">
            <text:p>1,500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string" calcext:value-type="string">
            <text:p>Rantang Kembang Susun 4 X 6 Cm </text:p>
          </table:table-cell>
          <table:table-cell table:style-name="ce9" office:value-type="float" office:value="2300" calcext:value-type="float">
            <text:p>2,300</text:p>
          </table:table-cell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5" office:value-type="string" calcext:value-type="string">
            <text:p>Rantang Stainless Susun 4 X 16 Cm</text:p>
          </table:table-cell>
          <table:table-cell table:style-name="ce9" office:value-type="float" office:value="3600" calcext:value-type="float">
            <text:p>3,600</text:p>
          </table:table-cell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5" office:value-type="string" calcext:value-type="string">
            <text:p>Gilingan Mie Nagako</text:p>
          </table:table-cell>
          <table:table-cell table:style-name="ce9" office:value-type="float" office:value="4300" calcext:value-type="float">
            <text:p>4,300</text:p>
          </table:table-cell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5" office:value-type="string" calcext:value-type="string">
            <text:p>Gilingan Mie Atlas/Weston Rrt</text:p>
          </table:table-cell>
          <table:table-cell table:style-name="ce9" office:value-type="float" office:value="5300" calcext:value-type="float">
            <text:p>5,300</text:p>
          </table:table-cell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5" office:value-type="string" calcext:value-type="string">
            <text:p>Gilingan Mie Atlas Italy</text:p>
          </table:table-cell>
          <table:table-cell table:style-name="ce9" office:value-type="float" office:value="8500" calcext:value-type="float">
            <text:p>8,500</text:p>
          </table:table-cell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5" office:value-type="string" calcext:value-type="string">
            <text:p>Gilingan Daging No 10</text:p>
          </table:table-cell>
          <table:table-cell table:style-name="ce9" office:value-type="float" office:value="41000" calcext:value-type="float">
            <text:p>41,000</text:p>
          </table:table-cell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5" office:value-type="string" calcext:value-type="string">
            <text:p>Gilingan Daging No 12</text:p>
          </table:table-cell>
          <table:table-cell table:style-name="ce9" office:value-type="float" office:value="4400" calcext:value-type="float">
            <text:p>4,400</text:p>
          </table:table-cell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5" office:value-type="string" calcext:value-type="string">
            <text:p>Gilingan Daging No 22</text:p>
          </table:table-cell>
          <table:table-cell table:style-name="ce9" office:value-type="float" office:value="7300" calcext:value-type="float">
            <text:p>7,300</text:p>
          </table:table-cell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5" office:value-type="string" calcext:value-type="string">
            <text:p>Gilingan Daging No 32</text:p>
          </table:table-cell>
          <table:table-cell table:style-name="ce9" office:value-type="float" office:value="9300" calcext:value-type="float">
            <text:p>9,300</text:p>
          </table:table-cell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5" office:value-type="string" calcext:value-type="string">
            <text:p>Timbangan Rumah / Ue Nagako/Fulida 5 Kg</text:p>
          </table:table-cell>
          <table:table-cell table:style-name="ce9" office:value-type="float" office:value="1100" calcext:value-type="float">
            <text:p>1,100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5" office:value-type="string" calcext:value-type="string">
            <text:p>Timbangan Rumah/ Kue Lion Star 5 Kg</text:p>
          </table:table-cell>
          <table:table-cell table:style-name="ce9" office:value-type="float" office:value="2700" calcext:value-type="float">
            <text:p>2,700</text:p>
          </table:table-cell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5" office:value-type="string" calcext:value-type="string">
            <text:p>Timbangan Badan Nagako</text:p>
          </table:table-cell>
          <table:table-cell table:style-name="ce9" office:value-type="float" office:value="2400" calcext:value-type="float">
            <text:p>2,400</text:p>
          </table:table-cell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5" office:value-type="string" calcext:value-type="string">
            <text:p>Timbangan Badan Digital</text:p>
          </table:table-cell>
          <table:table-cell table:style-name="ce9" office:value-type="float" office:value="4700" calcext:value-type="float">
            <text:p>4,700</text:p>
          </table:table-cell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5" office:value-type="string" calcext:value-type="string">
            <text:p>Rice Box Cosmos Bio 28 Kg ( Box Penyimpan Beras)</text:p>
          </table:table-cell>
          <table:table-cell table:style-name="ce9" office:value-type="float" office:value="9800" calcext:value-type="float">
            <text:p>9,800</text:p>
          </table:table-cell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5" office:value-type="string" calcext:value-type="string">
            <text:p>Rice Box Cosmos Bio 38 Kg ( Box Penyimpan Beras)</text:p>
          </table:table-cell>
          <table:table-cell table:style-name="ce9" office:value-type="float" office:value="10800" calcext:value-type="float">
            <text:p>10,800</text:p>
          </table:table-cell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5" office:value-type="string" calcext:value-type="string">
            <text:p>Rice Box Cosmos Fifo 28 Kg (box Penyimpan Beras)</text:p>
          </table:table-cell>
          <table:table-cell table:style-name="ce9" office:value-type="float" office:value="10300" calcext:value-type="float">
            <text:p>10,300</text:p>
          </table:table-cell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5" office:value-type="string" calcext:value-type="string">
            <text:p>Rice Box Cosmos Fifo 38 Kg (box Penyimpan Beras)</text:p>
          </table:table-cell>
          <table:table-cell table:style-name="ce9" office:value-type="float" office:value="11300" calcext:value-type="float">
            <text:p>11,300</text:p>
          </table:table-cell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5" office:value-type="string" calcext:value-type="string">
            <text:p>Teko Air Bunyi 3,5 Liter Almunium</text:p>
          </table:table-cell>
          <table:table-cell table:style-name="ce9" office:value-type="float" office:value="2200" calcext:value-type="float">
            <text:p>2,200</text:p>
          </table:table-cell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5" office:value-type="string" calcext:value-type="string">
            <text:p>Teko Air Bunyi 4 Liter Stainless</text:p>
          </table:table-cell>
          <table:table-cell table:style-name="ce9" office:value-type="float" office:value="2700" calcext:value-type="float">
            <text:p>2,700</text:p>
          </table:table-cell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5" office:value-type="string" calcext:value-type="string">
            <text:p>Teko Air Bunyi Halco 22 Almunium</text:p>
          </table:table-cell>
          <table:table-cell table:style-name="ce9" office:value-type="float" office:value="2500" calcext:value-type="float">
            <text:p>2,500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 office:value-type="string" calcext:value-type="string">
            <text:p>Teko Air Bunyi Bim 22 Almunium</text:p>
          </table:table-cell>
          <table:table-cell table:style-name="ce9" office:value-type="float" office:value="2700" calcext:value-type="float">
            <text:p>2,700</text:p>
          </table:table-cell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5" office:value-type="string" calcext:value-type="string">
            <text:p>Teko Air Bunyi Bima 24 Almunium</text:p>
          </table:table-cell>
          <table:table-cell table:style-name="ce9" office:value-type="float" office:value="3500" calcext:value-type="float">
            <text:p>3,500</text:p>
          </table:table-cell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5" office:value-type="string" calcext:value-type="string">
            <text:p>Teko Air Bunyi Bima 24 Almunium</text:p>
          </table:table-cell>
          <table:table-cell table:style-name="ce9" office:value-type="float" office:value="3800" calcext:value-type="float">
            <text:p>3,800</text:p>
          </table:table-cell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5" office:value-type="string" calcext:value-type="string">
            <text:p>Strika Phillips Baru</text:p>
          </table:table-cell>
          <table:table-cell table:style-name="ce9" office:value-type="float" office:value="7300" calcext:value-type="float">
            <text:p>7,300</text:p>
          </table:table-cell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5" office:value-type="string" calcext:value-type="string">
            <text:p>Strika Cosmos</text:p>
          </table:table-cell>
          <table:table-cell table:style-name="ce9" office:value-type="float" office:value="3700" calcext:value-type="float">
            <text:p>3,700</text:p>
          </table:table-cell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5" office:value-type="string" calcext:value-type="string">
            <text:p>Strika Miyako</text:p>
          </table:table-cell>
          <table:table-cell table:style-name="ce9" office:value-type="float" office:value="3800" calcext:value-type="float">
            <text:p>3,800</text:p>
          </table:table-cell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5" office:value-type="string" calcext:value-type="string">
            <text:p>Strika Maspion</text:p>
          </table:table-cell>
          <table:table-cell table:style-name="ce9" office:value-type="float" office:value="3300" calcext:value-type="float">
            <text:p>3,300</text:p>
          </table:table-cell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5" office:value-type="string" calcext:value-type="string">
            <text:p>Bantal Alas Strika</text:p>
          </table:table-cell>
          <table:table-cell table:style-name="ce9" office:value-type="float" office:value="1500" calcext:value-type="float">
            <text:p>1,500</text:p>
          </table:table-cell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5" office:value-type="string" calcext:value-type="string">
            <text:p>Meja Strika Kayu</text:p>
          </table:table-cell>
          <table:table-cell table:style-name="ce9" office:value-type="float" office:value="2700" calcext:value-type="float">
            <text:p>2,700</text:p>
          </table:table-cell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5" office:value-type="string" calcext:value-type="string">
            <text:p>Meja Strika Stainless</text:p>
          </table:table-cell>
          <table:table-cell table:style-name="ce9" office:value-type="float" office:value="4300" calcext:value-type="float">
            <text:p>4,300</text:p>
          </table:table-cell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5" office:value-type="string" calcext:value-type="string">
            <text:p>Super Moop Premire (Alat Pel Lantai Komplit-Tanpa Roda)</text:p>
          </table:table-cell>
          <table:table-cell table:style-name="ce9" office:value-type="float" office:value="6500" calcext:value-type="float">
            <text:p>6,500</text:p>
          </table:table-cell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5" office:value-type="string" calcext:value-type="string">
            <text:p>Super Moop Volante (Alat Pel Lantai Komplit+ Pakai Roda)</text:p>
          </table:table-cell>
          <table:table-cell table:style-name="ce9" office:value-type="float" office:value="9000" calcext:value-type="float">
            <text:p>9,000</text:p>
          </table:table-cell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5" office:value-type="string" calcext:value-type="string">
            <text:p>Jemuran Handuk Almunium</text:p>
          </table:table-cell>
          <table:table-cell table:style-name="ce9" office:value-type="float" office:value="2800" calcext:value-type="float">
            <text:p>2,800</text:p>
          </table:table-cell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5" office:value-type="string" calcext:value-type="string">
            <text:p>Jemuran Pakaian Almunium</text:p>
          </table:table-cell>
          <table:table-cell table:style-name="ce9" office:value-type="float" office:value="6300" calcext:value-type="float">
            <text:p>6,300</text:p>
          </table:table-cell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5" office:value-type="string" calcext:value-type="string">
            <text:p>Rak Piring Kecil Besi Gantung/Duduk 2 Tahap</text:p>
          </table:table-cell>
          <table:table-cell table:style-name="ce9" office:value-type="float" office:value="2200" calcext:value-type="float">
            <text:p>2,200</text:p>
          </table:table-cell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5" office:value-type="string" calcext:value-type="string">
            <text:p>Rak Piring Kecil Besi Gantung/Duduk 3 Tahap</text:p>
          </table:table-cell>
          <table:table-cell table:style-name="ce9" office:value-type="float" office:value="2700" calcext:value-type="float">
            <text:p>2,70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AMA BARANG</text:p>
          </table:table-cell>
          <table:table-cell table:style-name="ce8" office:value-type="string" calcext:value-type="string">
            <text:p>HARGA/PAKET</text:p>
          </table:table-cell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5"/>
          <table:table-cell table:style-name="ce9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AMA BARANG</text:p>
          </table:table-cell>
          <table:table-cell table:style-name="ce8" office:value-type="string" calcext:value-type="string">
            <text:p>HARGA/PAKET</text:p>
          </table:table-cell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/>
          <table:table-cell table:style-name="ce9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5"/>
          <table:table-cell table:style-name="ce9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AMA BARANG</text:p>
          </table:table-cell>
          <table:table-cell table:style-name="ce8" office:value-type="string" calcext:value-type="string">
            <text:p>HARGA/PAKET</text:p>
          </table:table-cell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5"/>
          <table:table-cell table:style-name="ce9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5"/>
          <table:table-cell table:style-name="ce9"/>
        </table:table-row>
        <table:table-row table:style-name="ro1" table:number-rows-repeated="10482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al3" table:style-name="ta1"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5" table:default-cell-style-name="ce6"/>
        <table:table-row table:style-name="ro2">
          <table:table-cell table:style-name="ce11" office:value-type="string" calcext:value-type="string" table:number-columns-spanned="4" table:number-rows-spanned="1">
            <text:p>PAKSA 2018 (PAKET ANAK KANTONG SEKOLAH ) RP 6.500,- / Minggu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NAMA BARANG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ntong sekolah ransel</text:p>
          </table:table-cell>
          <table:table-cell office:value-type="string" calcext:value-type="string">
            <text:p>silver queen chunky bar cashew 100 g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w root bear kaleng</text:p>
          </table:table-cell>
          <table:table-cell office:value-type="string" calcext:value-type="string">
            <text:p>silver queen bites almond 40 g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ca cola kaleng</text:p>
          </table:table-cell>
          <table:table-cell office:value-type="string" calcext:value-type="string">
            <text:p>silver queen bites cashew 40 g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rite kaleng</text:p>
          </table:table-cell>
          <table:table-cell office:value-type="string" calcext:value-type="string">
            <text:p>silver queen rockers 32 g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nta kaleng</text:p>
          </table:table-cell>
          <table:table-cell office:value-type="string" calcext:value-type="string">
            <text:p>Cha-cha peanut 70 g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uitea kaleng</text:p>
          </table:table-cell>
          <table:table-cell office:value-type="string" calcext:value-type="string">
            <text:p>maltitos crunch 50 g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ci drink kaleng</text:p>
          </table:table-cell>
          <table:table-cell office:value-type="string" calcext:value-type="string">
            <text:p>twister choco 45 g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ncau dring kaleng</text:p>
          </table:table-cell>
          <table:table-cell office:value-type="string" calcext:value-type="string">
            <text:p>twister black 45 g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lpico melon kaleng</text:p>
          </table:table-cell>
          <table:table-cell office:value-type="string" calcext:value-type="string">
            <text:p>genji pie original 70 g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ltra milk coklat 250 ml</text:p>
          </table:table-cell>
          <table:table-cell office:value-type="string" calcext:value-type="string">
            <text:p>strawberry pie 85 g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milk strawberry 250 ml</text:p>
          </table:table-cell>
          <table:table-cell office:value-type="string" calcext:value-type="string">
            <text:p>lemon pie 85 g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c juice orang 250 ml</text:p>
          </table:table-cell>
          <table:table-cell office:value-type="string" calcext:value-type="string">
            <text:p>zyluc choco sti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c juice guava 260 ml</text:p>
          </table:table-cell>
          <table:table-cell office:value-type="string" calcext:value-type="string">
            <text:p>zyluc black crackers choc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c sari kacang ijo 250 ml</text:p>
          </table:table-cell>
          <table:table-cell office:value-type="string" calcext:value-type="string">
            <text:p>vegetable and cheese stick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e kotak sosro 250 ml</text:p>
          </table:table-cell>
          <table:table-cell office:value-type="string" calcext:value-type="string">
            <text:p>yupi aquariu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p caramel choco</text:p>
          </table:table-cell>
          <table:table-cell office:value-type="string" calcext:value-type="string">
            <text:p>jelly ice cream se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op strawberry</text:p>
          </table:table-cell>
          <table:table-cell office:value-type="string" calcext:value-type="string">
            <text:p>Suky – suky snack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enz sandwich cheese</text:p>
          </table:table-cell>
          <table:table-cell office:value-type="string" calcext:value-type="string">
            <text:p>oishi sponge choc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un time strawberry 26 gram</text:p>
          </table:table-cell>
          <table:table-cell office:value-type="string" calcext:value-type="string">
            <text:p>oishi sponge chee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n time capucino 26 gram</text:p>
          </table:table-cell>
          <table:table-cell office:value-type="string" calcext:value-type="string">
            <text:p>permen kopi kapal api ba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2" office:value-type="string" calcext:value-type="string" table:number-columns-spanned="4" table:number-rows-spanned="1">
            <text:p>Barang-barang tersebut di atas di packing rapi dalam sebuah box</text:p>
          </table:table-cell>
          <table:covered-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ce13" office:value-type="string" calcext:value-type="string" table:number-columns-spanned="4" table:number-rows-spanned="1">
            <text:p>PAKPUR 2018 (PAKET DAPUR) RP. 8.000,- / MINGGU</text:p>
          </table:table-cell>
          <table:covered-table-cell table:number-columns-repeated="3" table:style-name="ce15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NAMA BARANG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ras kepala cianjur = 5 kg</text:p>
          </table:table-cell>
          <table:table-cell office:value-type="string" calcext:value-type="string">
            <text:p>abon sapi 100 gram = 1 ba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ndera kental putih = 1 kaleng</text:p>
          </table:table-cell>
          <table:table-cell office:value-type="string" calcext:value-type="string">
            <text:p>mping kering = 500 gra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dera kental coklat = 1 kaleng</text:p>
          </table:table-cell>
          <table:table-cell office:value-type="string" calcext:value-type="string">
            <text:p>krupuk udang = 500 gr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ula putih gulaku = 1 kg</text:p>
          </table:table-cell>
          <table:table-cell office:value-type="string" calcext:value-type="string">
            <text:p>krupuk bawang = 500 gram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apal api 165 gram = 1 bag</text:p>
          </table:table-cell>
          <table:table-cell office:value-type="string" calcext:value-type="string">
            <text:p>kemiri bulat = 250 gram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riwangi box 25 = 1 box</text:p>
          </table:table-cell>
          <table:table-cell office:value-type="string" calcext:value-type="string">
            <text:p>merica biji = 50 gra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rden ABC besar = 1 kaleng</text:p>
          </table:table-cell>
          <table:table-cell office:value-type="string" calcext:value-type="string">
            <text:p>ketumbar biji = 100 gram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ornet pronas segi besar = 1 kg</text:p>
          </table:table-cell>
          <table:table-cell office:value-type="string" calcext:value-type="string">
            <text:p>mie telor cap 3 ayam 200 g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dofood kecap manis btl 275 ml = 1 btl</text:p>
          </table:table-cell>
          <table:table-cell office:value-type="string" calcext:value-type="string">
            <text:p>sajiku tepung bumbu serbaguna 250 gra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dofood sambel asli btl 275 ml = 1 btl</text:p>
          </table:table-cell>
          <table:table-cell office:value-type="string" calcext:value-type="string">
            <text:p>sajiku tepung bumbu crispy 200 gra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dofood sambel extra pedas btl 275 ml = 1 btl</text:p>
          </table:table-cell>
          <table:table-cell office:value-type="string" calcext:value-type="string">
            <text:p>sajiku bumbu ayam goreng = 1 sak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sako ayam 100 gram = 1 buah</text:p>
          </table:table-cell>
          <table:table-cell office:value-type="string" calcext:value-type="string">
            <text:p>sajiku bumbu ikan goreng = 1 sak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sako asapi 100 gram = 1 buah</text:p>
          </table:table-cell>
          <table:table-cell office:value-type="string" calcext:value-type="string">
            <text:p>sajiku bumbu nasi goreng = 1 sa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jinomoto 100 gram = 1 buah</text:p>
          </table:table-cell>
          <table:table-cell office:value-type="string" calcext:value-type="string">
            <text:p>sajiku bumbu sayur asem = 1 sak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am retina 500 gram = 1 bag</text:p>
          </table:table-cell>
          <table:table-cell office:value-type="string" calcext:value-type="string">
            <text:p>sajiku bumbu soto ayam = 1 sa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mbu pecel 100 gram = 1 pcs</text:p>
          </table:table-cell>
          <table:table-cell office:value-type="string" calcext:value-type="string">
            <text:p>sajiku bumbu rendang = 1 sak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lma 2 liter = 1 pouch</text:p>
          </table:table-cell>
          <table:table-cell office:value-type="string" calcext:value-type="string">
            <text:p>sajiku bumbu sop = 1 sak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2" office:value-type="string" calcext:value-type="string" table:number-columns-spanned="4" table:number-rows-spanned="1">
            <text:p>Barang-barang tersebut di atas di packing rapi dalam sebuah box</text:p>
          </table:table-cell>
          <table:covered-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ce14" office:value-type="string" calcext:value-type="string" table:number-columns-spanned="4" table:number-rows-spanned="1">
            <text:p>PASEK 2018 (PAKET SEKOLAH) RP. 6.000,-/MINGGU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NAMA BARANG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s sekolah gendong / salempang</text:p>
          </table:table-cell>
          <table:table-cell office:value-type="string" calcext:value-type="string">
            <text:p>kotak pensil keren = 1 bua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ku tulis big-boss = 6 exp</text:p>
          </table:table-cell>
          <table:table-cell office:value-type="string" calcext:value-type="string">
            <text:p>pensil fiber castle 2 b = 1 buah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ku tulis sidu 78 = 5 exp</text:p>
          </table:table-cell>
          <table:table-cell office:value-type="string" calcext:value-type="string">
            <text:p>balpoin snowman hitam = 3 buah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ku tulis sidu 58 = 5 exp</text:p>
          </table:table-cell>
          <table:table-cell office:value-type="string" calcext:value-type="string">
            <text:p>balpoin snowman biru = 3 bua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ku tulis sidu 38 = 5 exp</text:p>
          </table:table-cell>
          <table:table-cell office:value-type="string" calcext:value-type="string">
            <text:p>tip exx pen = 1 buah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ku gambar kecil = 2 exp</text:p>
          </table:table-cell>
          <table:table-cell office:value-type="string" calcext:value-type="string">
            <text:p>Jangka = 1 buah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ku gambar besar = 2 exp</text:p>
          </table:table-cell>
          <table:table-cell office:value-type="string" calcext:value-type="string">
            <text:p>gunting sedang = 1 bh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dol snowman 12 warna = 1 set</text:p>
          </table:table-cell>
          <table:table-cell office:value-type="string" calcext:value-type="string">
            <text:p>penggaris butterfly 30 cm + busur = 1 bh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ensil gambar fiber castle = 1 set</text:p>
          </table:table-cell>
          <table:table-cell office:value-type="string" calcext:value-type="string">
            <text:p>penggaris butterfly segitiga = 1 se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stel pewarna = 1 set</text:p>
          </table:table-cell>
          <table:table-cell office:value-type="string" calcext:value-type="string">
            <text:p>penghapus steadler putih = 1 buah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lpoin jell = 3 buah</text:p>
          </table:table-cell>
          <table:table-cell office:value-type="string" calcext:value-type="string">
            <text:p>penghapus pensil lucu = 1 buah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2" office:value-type="string" calcext:value-type="string" table:number-columns-spanned="4" table:number-rows-spanned="1">
            <text:p>Barang-barang tersebut di atas di packing rapi dalam sebuah box</text:p>
          </table:table-cell>
          <table:covered-table-cell table:number-columns-repeated="3" table:style-name="Default"/>
        </table:table-row>
        <table:table-row table:style-name="ro1" table:number-rows-repeated="3">
          <table:table-cell table:style-name="Default"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AKON 2018 ( PAKET KONTAINER ) RP 5.500,- / MINGGU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NAMA BARANG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 kontainer serbaguna</text:p>
          </table:table-cell>
          <table:table-cell office:value-type="string" calcext:value-type="string">
            <text:p>silver queen chunky bar cashew 100 g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pico strawberry kaleng</text:p>
          </table:table-cell>
          <table:table-cell office:value-type="string" calcext:value-type="string">
            <text:p>silver queen bites almond 40 g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w root bear kaleng</text:p>
          </table:table-cell>
          <table:table-cell office:value-type="string" calcext:value-type="string">
            <text:p>Cha-cha peanut 70 g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cari sweat kaleng</text:p>
          </table:table-cell>
          <table:table-cell office:value-type="string" calcext:value-type="string">
            <text:p>delfi golden almond 50 gram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nta kaleng</text:p>
          </table:table-cell>
          <table:table-cell office:value-type="string" calcext:value-type="string">
            <text:p>maltitos crunch 50 g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cci drink kaleng</text:p>
          </table:table-cell>
          <table:table-cell office:value-type="string" calcext:value-type="string">
            <text:p>twister choco 45 g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rang burung drink kaleng</text:p>
          </table:table-cell>
          <table:table-cell office:value-type="string" calcext:value-type="string">
            <text:p>twister black 45 g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ncau drink kaleng</text:p>
          </table:table-cell>
          <table:table-cell office:value-type="string" calcext:value-type="string">
            <text:p>genji pie original 70 g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uitea kaleng</text:p>
          </table:table-cell>
          <table:table-cell office:value-type="string" calcext:value-type="string">
            <text:p>strawberry pie 85 g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ltra milk coklat 250 ml</text:p>
          </table:table-cell>
          <table:table-cell office:value-type="string" calcext:value-type="string">
            <text:p>nissin wafer choco 32 g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milk strawberry 250 ml</text:p>
          </table:table-cell>
          <table:table-cell office:value-type="string" calcext:value-type="string">
            <text:p>monde bourbon 50 gram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c juice orange 250 ml </text:p>
          </table:table-cell>
          <table:table-cell office:value-type="string" calcext:value-type="string">
            <text:p>zyluc black crackers choc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c juice apple 250 ml</text:p>
          </table:table-cell>
          <table:table-cell office:value-type="string" calcext:value-type="string">
            <text:p>zyluc black crackers tiramisu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c sari kacang ijo 250 ml</text:p>
          </table:table-cell>
          <table:table-cell office:value-type="string" calcext:value-type="string">
            <text:p>zyluc choco stick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h kotak sosro 250 ml</text:p>
          </table:table-cell>
          <table:table-cell office:value-type="string" calcext:value-type="string">
            <text:p>pillows choco snack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p caramel choco</text:p>
          </table:table-cell>
          <table:table-cell office:value-type="string" calcext:value-type="string">
            <text:p>permen kopi susu espresso ba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op strawberry</text:p>
          </table:table-cell>
          <table:table-cell office:value-type="string" calcext:value-type="string">
            <text:p>jelly ice cream se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p triple coxx</text:p>
          </table:table-cell>
          <table:table-cell office:value-type="string" calcext:value-type="string">
            <text:p>fruit cocktai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un time capucino 26 gram</text:p>
          </table:table-cell>
          <table:table-cell office:value-type="string" calcext:value-type="string">
            <text:p>gummy pizz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n time strawberry 26 gram</text:p>
          </table:table-cell>
          <table:table-cell office:value-type="string" calcext:value-type="string">
            <text:p>aquariu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2" office:value-type="string" calcext:value-type="string" table:number-columns-spanned="4" table:number-rows-spanned="1">
            <text:p>Barang-barang tersebut di atas di packing rapi dalam sebuah box</text:p>
          </table:table-cell>
          <table:covered-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EBER 2018 (PAKET BERSIH ) RP 6.000,- MINGGU</text:p>
          </table:table-cell>
          <table:covered-table-cell table:number-columns-repeated="3" table:style-name="ce16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NAMA BARANG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nso 900 gram = 1 bag</text:p>
          </table:table-cell>
          <table:table-cell office:value-type="string" calcext:value-type="string">
            <text:p>sikat cuci plastik = 1 buah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to softener 800 ml = 1 pouch</text:p>
          </table:table-cell>
          <table:table-cell office:value-type="string" calcext:value-type="string">
            <text:p>sikat kamar mandi plastik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lto pewangi 800 ml = 1 pouch</text:p>
          </table:table-cell>
          <table:table-cell office:value-type="string" calcext:value-type="string">
            <text:p>kain lap piring kotak = 2 helai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pika pelicin spray 500 ml = 1 btl</text:p>
          </table:table-cell>
          <table:table-cell office:value-type="string" calcext:value-type="string">
            <text:p>kain lap pel putih = 1 helai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nlight cair 800 ml = 1 pouch</text:p>
          </table:table-cell>
          <table:table-cell office:value-type="string" calcext:value-type="string">
            <text:p>busa cuci katel / panci = 1 buah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bun wings biru refill 300 gram</text:p>
          </table:table-cell>
          <table:table-cell office:value-type="string" calcext:value-type="string">
            <text:p>busa cuci piring 2 in 1 = 1 buah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bun ekonomi refill 300 gram</text:p>
          </table:table-cell>
          <table:table-cell office:value-type="string" calcext:value-type="string">
            <text:p>celemek masak = 1 helai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per pel refill 800 ml = 1 pouch</text:p>
          </table:table-cell>
          <table:table-cell office:value-type="string" calcext:value-type="string">
            <text:p>catut potong kuku = 1 buah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pol refill 800 ml 1 pouch</text:p>
          </table:table-cell>
          <table:table-cell office:value-type="string" calcext:value-type="string">
            <text:p>gunting besar = 1 buah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bun lifebuoy = 2 buah</text:p>
          </table:table-cell>
          <table:table-cell office:value-type="string" calcext:value-type="string">
            <text:p>pisau dapur = 2 buah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bun lux = 2 buah</text:p>
          </table:table-cell>
          <table:table-cell office:value-type="string" calcext:value-type="string">
            <text:p>jepit jemuran = 1 se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ikat gigi formula = 2 buah</text:p>
          </table:table-cell>
          <table:table-cell office:value-type="string" calcext:value-type="string">
            <text:p>alat buka kaleng = 1 bua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epsodent white family = 1 buah</text:p>
          </table:table-cell>
          <table:table-cell office:value-type="string" calcext:value-type="string">
            <text:p>talenan/alas potong sayur = 1 buah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12" office:value-type="string" calcext:value-type="string" table:number-columns-spanned="4" table:number-rows-spanned="1">
            <text:p>Barang-barang tersebut di atas di packing rapi dalam sebuah box</text:p>
          </table:table-cell>
          <table:covered-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AKMU 2018 ( PAKET MUNGGAH ) RP 10.000,- /MINGGU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NAMA BARANG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ging sapi = 1 kg</text:p>
          </table:table-cell>
          <table:table-cell office:value-type="string" calcext:value-type="string">
            <text:p>indofood kecap manis 275 ml = 1 bt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ging ayam = 1 kg</text:p>
          </table:table-cell>
          <table:table-cell office:value-type="string" calcext:value-type="string">
            <text:p>indofood sambel extra pedes 275 ml = 1 bt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ntang besar = 1 kg</text:p>
          </table:table-cell>
          <table:table-cell office:value-type="string" calcext:value-type="string">
            <text:p>indofood sambel asli 275 ml = 1 bt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wang merah = ½ kg</text:p>
          </table:table-cell>
          <table:table-cell office:value-type="string" calcext:value-type="string">
            <text:p>indofood bumbu gulai = 1 pc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wang putih = ½ kg</text:p>
          </table:table-cell>
          <table:table-cell office:value-type="string" calcext:value-type="string">
            <text:p>indofood bumbu opor = 1 pc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lma 2 liter = 1 pouch</text:p>
          </table:table-cell>
          <table:table-cell office:value-type="string" calcext:value-type="string">
            <text:p>indofood bumbu soto = 1 pc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n kara 200 ml = 2 buah</text:p>
          </table:table-cell>
          <table:table-cell office:value-type="string" calcext:value-type="string">
            <text:p>indofood bumbu rendang = 1 pc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mping kering = ½ kg</text:p>
          </table:table-cell>
          <table:table-cell office:value-type="string" calcext:value-type="string">
            <text:p>indofood bumbu nasi goreng = 1 pc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rupuk udang = ½ kg</text:p>
          </table:table-cell>
          <table:table-cell office:value-type="string" calcext:value-type="string">
            <text:p>indofood bumbu ati goreng = 1 pc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rupuk bawang = ½ kg</text:p>
          </table:table-cell>
          <table:table-cell office:value-type="string" calcext:value-type="string">
            <text:p>masako ayam 100 gram = 1 ba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umbu pecel 100 gram = 1 pcs</text:p>
          </table:table-cell>
          <table:table-cell office:value-type="string" calcext:value-type="string">
            <text:p>masako sapi 100 gram = 1 ba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am refina 500 gram = 1 bag</text:p>
          </table:table-cell>
          <table:table-cell office:value-type="string" calcext:value-type="string">
            <text:p>kemiri bulat = 250 gra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jinomoto 100 gram = 1 bag</text:p>
          </table:table-cell>
          <table:table-cell office:value-type="string" calcext:value-type="string">
            <text:p>ketumbar biji = 100 gra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e telor 3 ayam 200 gram = 1 pcs</text:p>
          </table:table-cell>
          <table:table-cell office:value-type="string" calcext:value-type="string">
            <text:p>merica biji = 50 gram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2" office:value-type="string" calcext:value-type="string" table:number-columns-spanned="4" table:number-rows-spanned="1">
            <text:p>Barang-barang tersebut di atas di packing rapi dalam sebuah box</text:p>
          </table:table-cell>
          <table:covered-table-cell table:number-columns-repeated="3"/>
        </table:table-row>
        <table:table-row table:style-name="ro1" table:number-rows-repeated="4">
          <table:table-cell table:style-name="Default"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AHE 2018 ( PAKET HEMAT ) RP 8.500,- / MINGGU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NAMA BARANG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rop abc coco pandan = 1 botol</text:p>
          </table:table-cell>
          <table:table-cell office:value-type="string" calcext:value-type="string">
            <text:p>kue kaleng minico assorted segi = 1 kalen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rop abc melon = 1 botol</text:p>
          </table:table-cell>
          <table:table-cell office:value-type="string" calcext:value-type="string">
            <text:p>wafer rainbow = 1 kalen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rop abc leci = 1 botol</text:p>
          </table:table-cell>
          <table:table-cell office:value-type="string" calcext:value-type="string">
            <text:p>kue nastar love = 1 pl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rop abc orang = 1 botol</text:p>
          </table:table-cell>
          <table:table-cell office:value-type="string" calcext:value-type="string">
            <text:p>brownies mini choco = 1 pl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ndera kental putih = 1 klg</text:p>
          </table:table-cell>
          <table:table-cell office:value-type="string" calcext:value-type="string">
            <text:p>kue soes kering mini = 1 pl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ndera kental coklat = 1 kaleng</text:p>
          </table:table-cell>
          <table:table-cell office:value-type="string" calcext:value-type="string">
            <text:p>kue molen siput kacang = 1 pl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h celup sariwangi 25 = 1 box</text:p>
          </table:table-cell>
          <table:table-cell office:value-type="string" calcext:value-type="string">
            <text:p>kue pang-pang batal = 1 pl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trisari sak = 10 sak</text:p>
          </table:table-cell>
          <table:table-cell office:value-type="string" calcext:value-type="string">
            <text:p>keue sumpia udang = 1 pl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la putih gulaku = 1 kg</text:p>
          </table:table-cell>
          <table:table-cell office:value-type="string" calcext:value-type="string">
            <text:p>kacang telor = 1 pl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wak coffe white = 10 sak</text:p>
          </table:table-cell>
          <table:table-cell office:value-type="string" calcext:value-type="string">
            <text:p>kacang sukro = 1 pl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pal api 165 gram = 1 bag</text:p>
          </table:table-cell>
          <table:table-cell office:value-type="string" calcext:value-type="string">
            <text:p>kacang bangkok = 1 ple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stor panjang nitchi = 1 ples</text:p>
          </table:table-cell>
          <table:table-cell office:value-type="string" calcext:value-type="string">
            <text:p>astor mini strawberry = 1 pl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2" office:value-type="string" calcext:value-type="string" table:number-columns-spanned="4" table:number-rows-spanned="1">
            <text:p>Barang-barang tersebut di atas di packing rapi dalam sebuah box</text:p>
          </table:table-cell>
          <table:covered-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AYU 2018 ( PAKET YUNIOR ) RP 3.500,- / MINGGU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NAMA BARANG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w root bear kaleng</text:p>
          </table:table-cell>
          <table:table-cell office:value-type="string" calcext:value-type="string">
            <text:p>silver queen cashew besa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nta kaleng</text:p>
          </table:table-cell>
          <table:table-cell office:value-type="string" calcext:value-type="string">
            <text:p>silver queen white besa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ccy drink kaleng</text:p>
          </table:table-cell>
          <table:table-cell office:value-type="string" calcext:value-type="string">
            <text:p>delfi golden almond 50 gra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pico melon kaleng</text:p>
          </table:table-cell>
          <table:table-cell office:value-type="string" calcext:value-type="string">
            <text:p>silver queen bites cashew 40 g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ngcau drink kaleng</text:p>
          </table:table-cell>
          <table:table-cell office:value-type="string" calcext:value-type="string">
            <text:p>Cha-cha peanut 70 g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uitea kaleng</text:p>
          </table:table-cell>
          <table:table-cell office:value-type="string" calcext:value-type="string">
            <text:p>hitam manis choco cream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ltra milk coklat 250 ml</text:p>
          </table:table-cell>
          <table:table-cell office:value-type="string" calcext:value-type="string">
            <text:p>hitam manis vanila crea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ltra milk strawberry 250 ml</text:p>
          </table:table-cell>
          <table:table-cell office:value-type="string" calcext:value-type="string">
            <text:p>hitam manis strawberry cream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h kotak sosro 250 ml</text:p>
          </table:table-cell>
          <table:table-cell office:value-type="string" calcext:value-type="string">
            <text:p>beardie choco 40 g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p caramel choco</text:p>
          </table:table-cell>
          <table:table-cell office:value-type="string" calcext:value-type="string">
            <text:p>willie tiramisu wafer stick 55 g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p strawberry</text:p>
          </table:table-cell>
          <table:table-cell office:value-type="string" calcext:value-type="string">
            <text:p>willie choco wafer stick 55 g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pi gummy pizza</text:p>
          </table:table-cell>
          <table:table-cell office:value-type="string" calcext:value-type="string">
            <text:p>pillow choco snack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pi aquarium</text:p>
          </table:table-cell>
          <table:table-cell office:value-type="string" calcext:value-type="string">
            <text:p>Suky-suky snack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ni jelly set</text:p>
          </table:table-cell>
          <table:table-cell office:value-type="string" calcext:value-type="string">
            <text:p>lula snack rin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afer apllio choco 60 gr</text:p>
          </table:table-cell>
          <table:table-cell office:value-type="string" calcext:value-type="string">
            <text:p>piatos snack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ermen alpen liebel milk bag</text:p>
          </table:table-cell>
          <table:table-cell office:value-type="string" calcext:value-type="string">
            <text:p>sna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2" office:value-type="string" calcext:value-type="string" table:number-columns-spanned="4" table:number-rows-spanned="1">
            <text:p>Barang-barang tersebut di atas di packing rapi dalam sebuah box</text:p>
          </table:table-cell>
          <table:covered-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AKAN 2018 (PAKET ANAK) RP 4.500,- / MINGGU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NAMA BARANG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ca cola kaleng</text:p>
          </table:table-cell>
          <table:table-cell office:value-type="string" calcext:value-type="string">
            <text:p>silver queen cashew besa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nta kaleng</text:p>
          </table:table-cell>
          <table:table-cell office:value-type="string" calcext:value-type="string">
            <text:p>silver queen white besa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ite kaleng</text:p>
          </table:table-cell>
          <table:table-cell office:value-type="string" calcext:value-type="string">
            <text:p>silver queen bites almond 40 g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uitea kaleng</text:p>
          </table:table-cell>
          <table:table-cell office:value-type="string" calcext:value-type="string">
            <text:p>silver queen rockers 22 g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cari sweat kaleng</text:p>
          </table:table-cell>
          <table:table-cell office:value-type="string" calcext:value-type="string">
            <text:p>maltitos crunch 50 g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rang burung drink kaleng</text:p>
          </table:table-cell>
          <table:table-cell office:value-type="string" calcext:value-type="string">
            <text:p>Cha-cha peanut 70 g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ltra milk coklat 250 ml</text:p>
          </table:table-cell>
          <table:table-cell office:value-type="string" calcext:value-type="string">
            <text:p>mini jelly set genji pie original 70 g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ltra milk strawberry 250 ml</text:p>
          </table:table-cell>
          <table:table-cell office:value-type="string" calcext:value-type="string">
            <text:p>genji pie original 70 g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h kotak sosro 250 ml</text:p>
          </table:table-cell>
          <table:table-cell office:value-type="string" calcext:value-type="string">
            <text:p>strawberry pie 85 g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p caramel choco</text:p>
          </table:table-cell>
          <table:table-cell office:value-type="string" calcext:value-type="string">
            <text:p>lemon pie 85 g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p triple coxx</text:p>
          </table:table-cell>
          <table:table-cell office:value-type="string" calcext:value-type="string">
            <text:p>twister choco 45 g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ula snack ring</text:p>
          </table:table-cell>
          <table:table-cell office:value-type="string" calcext:value-type="string">
            <text:p>twister black 45 g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illows choco snack</text:p>
          </table:table-cell>
          <table:table-cell office:value-type="string" calcext:value-type="string">
            <text:p>apllio wafer choco 60 g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ky suky snack udang</text:p>
          </table:table-cell>
          <table:table-cell office:value-type="string" calcext:value-type="string">
            <text:p>zyluc choco stic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pi dino land</text:p>
          </table:table-cell>
          <table:table-cell office:value-type="string" calcext:value-type="string">
            <text:p>zyluc black crackers chocolat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pi jungle fun</text:p>
          </table:table-cell>
          <table:table-cell office:value-type="string" calcext:value-type="string">
            <text:p>zyluc black crackers tiramisu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2" office:value-type="string" calcext:value-type="string" table:number-columns-spanned="4" table:number-rows-spanned="1">
            <text:p>Barang-barang tersebut di atas di packing rapi dalam sebuah box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1" number:grouping="true" number:display-factor="1000"/>
      <number:text>-</number:text>
    </number:number-style>
    <number:number-style style:name="N123">
      <number:number number:decimal-places="0" loext:min-decimal-places="0" number:min-integer-digits="0" number:display-factor="1000"/>
      <number:text>-</number:text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.99mm" fo:margin-bottom="4.99mm" fo:margin-left="10mm" fo:margin-right="10mm" style:shadow="none" fo:background-color="transparent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05:03:04.760539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7:06:42.076106887</meta:creation-date>
    <meta:generator>LibreOffice/5.1.6.2$Linux_X86_64 LibreOffice_project/10m0$Build-2</meta:generator>
    <dc:date>2017-07-07T05:58:22.288121445</dc:date>
    <meta:editing-duration>PT3H11M59S</meta:editing-duration>
    <meta:editing-cycles>77</meta:editing-cycles>
    <meta:document-statistic meta:table-count="3" meta:cell-count="2052" meta:object-count="2"/>
  </office:meta>
</office:document-meta>
</file>